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2.png" manifest:version="1.2"/>
  <manifest:file-entry manifest:media-type="image/jpeg" manifest:full-path="Pictures/71.jpg" manifest:version="1.2"/>
  <manifest:file-entry manifest:media-type="image/jpeg" manifest:full-path="Pictures/70.jpg" manifest:version="1.2"/>
  <manifest:file-entry manifest:media-type="image/jpeg" manifest:full-path="Pictures/69.jpg" manifest:version="1.2"/>
  <manifest:file-entry manifest:media-type="image/jpeg" manifest:full-path="Pictures/68.jpg" manifest:version="1.2"/>
  <manifest:file-entry manifest:media-type="image/jpeg" manifest:full-path="Pictures/67.jpg" manifest:version="1.2"/>
  <manifest:file-entry manifest:media-type="image/jpeg" manifest:full-path="Pictures/66.jpg" manifest:version="1.2"/>
  <manifest:file-entry manifest:media-type="image/jpeg" manifest:full-path="Pictures/65.jpg" manifest:version="1.2"/>
  <manifest:file-entry manifest:media-type="image/jpeg" manifest:full-path="Pictures/64.jpg" manifest:version="1.2"/>
  <manifest:file-entry manifest:media-type="image/jpeg" manifest:full-path="Pictures/63.jpg" manifest:version="1.2"/>
  <manifest:file-entry manifest:media-type="image/jpeg" manifest:full-path="Pictures/62.jpg" manifest:version="1.2"/>
  <manifest:file-entry manifest:media-type="image/jpeg" manifest:full-path="Pictures/61.jpg" manifest:version="1.2"/>
  <manifest:file-entry manifest:media-type="image/jpeg" manifest:full-path="Pictures/60.jpg" manifest:version="1.2"/>
  <manifest:file-entry manifest:media-type="image/jpeg" manifest:full-path="Pictures/59.jpg" manifest:version="1.2"/>
  <manifest:file-entry manifest:media-type="image/jpeg" manifest:full-path="Pictures/58.jpg" manifest:version="1.2"/>
  <manifest:file-entry manifest:media-type="image/jpeg" manifest:full-path="Pictures/57.jpg" manifest:version="1.2"/>
  <manifest:file-entry manifest:media-type="image/jpeg" manifest:full-path="Pictures/56.jpg" manifest:version="1.2"/>
  <manifest:file-entry manifest:media-type="image/jpeg" manifest:full-path="Pictures/55.jpg" manifest:version="1.2"/>
  <manifest:file-entry manifest:media-type="image/jpeg" manifest:full-path="Pictures/54.jpg" manifest:version="1.2"/>
  <manifest:file-entry manifest:media-type="image/png" manifest:full-path="Pictures/53.png" manifest:version="1.2"/>
  <manifest:file-entry manifest:media-type="image/png" manifest:full-path="Pictures/52.png" manifest:version="1.2"/>
  <manifest:file-entry manifest:media-type="image/png" manifest:full-path="Pictures/51.png" manifest:version="1.2"/>
  <manifest:file-entry manifest:media-type="image/png" manifest:full-path="Pictures/50.png" manifest:version="1.2"/>
  <manifest:file-entry manifest:media-type="image/png" manifest:full-path="Pictures/49.png" manifest:version="1.2"/>
  <manifest:file-entry manifest:media-type="image/png" manifest:full-path="Pictures/48.png" manifest:version="1.2"/>
  <manifest:file-entry manifest:media-type="image/png" manifest:full-path="Pictures/47.png" manifest:version="1.2"/>
  <manifest:file-entry manifest:media-type="image/png" manifest:full-path="Pictures/46.png" manifest:version="1.2"/>
  <manifest:file-entry manifest:media-type="image/png" manifest:full-path="Pictures/45.png" manifest:version="1.2"/>
  <manifest:file-entry manifest:media-type="image/png" manifest:full-path="Pictures/44.png" manifest:version="1.2"/>
  <manifest:file-entry manifest:media-type="image/png" manifest:full-path="Pictures/43.png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image/png" manifest:full-path="Pictures/32.png" manifest:version="1.2"/>
  <manifest:file-entry manifest:media-type="image/png" manifest:full-path="Pictures/31.png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Text_20_body" style:list-style-name="L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10">
    </style:style>
    <style:style style:name="P38" style:family="paragraph" style:parent-style-name="Preformatted_20_Text">
    </style:style>
    <style:style style:name="P39" style:family="paragraph" style:parent-style-name="Text_20_body" style:list-style-name="L11">
      <style:paragraph-properties fo:margin-top="0in" fo:margin-bottom="0in"/>
    </style:style>
    <style:style style:name="P40" style:family="paragraph" style:parent-style-name="Text_20_body" style:list-style-name="L12">
    </style:style>
    <style:style style:name="P41" style:family="paragraph" style:parent-style-name="Text_20_body" style:list-style-name="L13">
      <style:paragraph-properties fo:margin-top="0in" fo:margin-bottom="0in"/>
    </style:style>
    <style:style style:name="P42" style:family="paragraph" style:parent-style-name="Text_20_body" style:list-style-name="L14">
      <style:paragraph-properties fo:margin-top="0in" fo:margin-bottom="0in"/>
    </style:style>
    <style:style style:name="P43" style:family="paragraph" style:parent-style-name="Text_20_body" style:list-style-name="L15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16">
      <style:paragraph-properties fo:margin-top="0in" fo:margin-bottom="0in"/>
    </style:style>
    <style:style style:name="P51" style:family="paragraph" style:parent-style-name="Text_20_body" style:list-style-name="L17">
      <style:paragraph-properties fo:margin-top="0in" fo:margin-bottom="0in"/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Text_20_body" style:list-style-name="L18">
      <style:paragraph-properties fo:margin-top="0in" fo:margin-bottom="0in"/>
    </style:style>
    <style:style style:name="P59" style:family="paragraph" style:parent-style-name="Text_20_body" style:list-style-name="L19">
      <style:paragraph-properties fo:margin-top="0in" fo:margin-bottom="0in"/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20">
      <style:paragraph-properties fo:margin-top="0in" fo:margin-bottom="0in"/>
    </style:style>
    <style:style style:name="P67" style:family="paragraph" style:parent-style-name="Text_20_body" style:list-style-name="L21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Text_20_body" style:list-style-name="L22">
      <style:paragraph-properties fo:margin-top="0in" fo:margin-bottom="0in"/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Text_20_body" style:list-style-name="L23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Text_20_body" style:list-style-name="L24">
      <style:paragraph-properties fo:margin-top="0in" fo:margin-bottom="0in"/>
    </style:style>
    <style:style style:name="P124" style:family="paragraph" style:parent-style-name="Preformatted_20_Text">
    </style:style>
    <style:style style:name="P125" style:family="paragraph" style:parent-style-name="Text_20_body" style:list-style-name="L25">
      <style:paragraph-properties fo:margin-top="0in" fo:margin-bottom="0in"/>
    </style:style>
    <style:style style:name="P126" style:family="paragraph" style:parent-style-name="Preformatted_20_Text">
    </style:style>
    <style:style style:name="P127" style:family="paragraph" style:parent-style-name="Text_20_body" style:list-style-name="L26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Text_20_body" style:list-style-name="L27">
      <style:paragraph-properties fo:margin-top="0in" fo:margin-bottom="0in"/>
    </style:style>
    <style:style style:name="P164" style:family="paragraph" style:parent-style-name="Text_20_body" style:list-style-name="L28">
      <style:paragraph-properties fo:margin-top="0in" fo:margin-bottom="0in"/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Text_20_body" style:list-style-name="L29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Text_20_body" style:list-style-name="L30">
      <style:paragraph-properties fo:margin-top="0in" fo:margin-bottom="0in"/>
    </style:style>
    <style:style style:name="P193" style:family="paragraph" style:parent-style-name="Text_20_body" style:list-style-name="L31">
      <style:paragraph-properties fo:margin-top="0in" fo:margin-bottom="0in"/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32">
      <style:paragraph-properties fo:margin-top="0in" fo:margin-bottom="0in"/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33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Text_20_body" style:list-style-name="L34">
      <style:paragraph-properties fo:margin-top="0in" fo:margin-bottom="0in"/>
    </style:style>
    <style:style style:name="P263" style:family="paragraph" style:parent-style-name="Text_20_body" style:list-style-name="L35">
      <style:paragraph-properties fo:margin-top="0in" fo:margin-bottom="0in"/>
    </style:style>
    <style:style style:name="P264" style:family="paragraph" style:parent-style-name="Text_20_body" style:list-style-name="L36">
      <style:paragraph-properties fo:margin-top="0in" fo:margin-bottom="0in"/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37">
      <style:paragraph-properties fo:margin-top="0in" fo:margin-bottom="0in"/>
    </style:style>
    <style:style style:name="P313" style:family="paragraph" style:parent-style-name="Text_20_body" style:list-style-name="L38">
      <style:paragraph-properties fo:margin-top="0in" fo:margin-bottom="0in"/>
    </style:style>
    <style:style style:name="P314" style:family="paragraph" style:parent-style-name="Text_20_body" style:list-style-name="L39">
      <style:paragraph-properties fo:margin-top="0in" fo:margin-bottom="0in"/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Text_20_body" style:list-style-name="L40">
      <style:paragraph-properties fo:margin-top="0in" fo:margin-bottom="0in"/>
    </style:style>
    <style:style style:name="P571" style:family="paragraph" style:parent-style-name="Text_20_body" style:list-style-name="L41">
      <style:paragraph-properties fo:margin-top="0in" fo:margin-bottom="0in"/>
    </style:style>
    <style:style style:name="P572" style:family="paragraph" style:parent-style-name="Text_20_body" style:list-style-name="L42">
      <style:paragraph-properties fo:margin-top="0in" fo:margin-bottom="0in"/>
    </style:style>
    <style:style style:name="P573" style:family="paragraph" style:parent-style-name="Text_20_body" style:list-style-name="L43">
      <style:paragraph-properties fo:margin-top="0in" fo:margin-bottom="0in"/>
    </style:style>
    <style:style style:name="P574" style:family="paragraph" style:parent-style-name="Text_20_body" style:list-style-name="L44">
      <style:paragraph-properties fo:margin-top="0in" fo:margin-bottom="0in"/>
    </style:style>
    <style:style style:name="P575" style:family="paragraph" style:parent-style-name="Text_20_body" style:list-style-name="L45">
      <style:paragraph-properties fo:margin-top="0in" fo:margin-bottom="0in"/>
    </style:style>
    <style:style style:name="P576" style:family="paragraph" style:parent-style-name="Text_20_body" style:list-style-name="L46">
      <style:paragraph-properties fo:margin-top="0in" fo:margin-bottom="0in"/>
    </style:style>
    <style:style style:name="P577" style:family="paragraph" style:parent-style-name="Text_20_body" style:list-style-name="L47">
      <style:paragraph-properties fo:margin-top="0in" fo:margin-bottom="0in"/>
    </style:style>
    <style:style style:name="P578" style:family="paragraph" style:parent-style-name="Text_20_body" style:list-style-name="L48">
      <style:paragraph-properties fo:margin-top="0in" fo:margin-bottom="0in"/>
    </style:style>
    <style:style style:name="P579" style:family="paragraph" style:parent-style-name="Text_20_body" style:list-style-name="L49">
      <style:paragraph-properties fo:margin-top="0in" fo:margin-bottom="0in"/>
    </style:style>
    <style:style style:name="P580" style:family="paragraph" style:parent-style-name="Text_20_body" style:list-style-name="L50">
      <style:paragraph-properties fo:margin-top="0in" fo:margin-bottom="0in"/>
    </style:style>
    <style:style style:name="P581" style:family="paragraph" style:parent-style-name="Text_20_body" style:list-style-name="L51">
      <style:paragraph-properties fo:margin-top="0in" fo:margin-bottom="0in"/>
    </style:style>
    <style:style style:name="P582" style:family="paragraph" style:parent-style-name="Text_20_body" style:list-style-name="L52">
      <style:paragraph-properties fo:margin-top="0in" fo:margin-bottom="0in"/>
    </style:style>
    <style:style style:name="P583" style:family="paragraph" style:parent-style-name="Text_20_body" style:list-style-name="L53">
      <style:paragraph-properties fo:margin-top="0in" fo:margin-bottom="0in"/>
    </style:style>
    <style:style style:name="P584" style:family="paragraph" style:parent-style-name="Text_20_body" style:list-style-name="L54">
      <style:paragraph-properties fo:margin-top="0in" fo:margin-bottom="0in"/>
    </style:style>
    <style:style style:name="P585" style:family="paragraph" style:parent-style-name="Text_20_body" style:list-style-name="L55">
      <style:paragraph-properties fo:margin-top="0in" fo:margin-bottom="0in"/>
    </style:style>
    <style:style style:name="P586" style:family="paragraph" style:parent-style-name="Text_20_body" style:list-style-name="L56">
      <style:paragraph-properties fo:margin-top="0in" fo:margin-bottom="0in"/>
    </style:style>
    <style:style style:name="P587" style:family="paragraph" style:parent-style-name="Text_20_body" style:list-style-name="L57">
      <style:paragraph-properties fo:margin-top="0in" fo:margin-bottom="0in"/>
    </style:style>
    <style:style style:name="P588" style:family="paragraph" style:parent-style-name="Text_20_body" style:list-style-name="L58">
      <style:paragraph-properties fo:margin-top="0in" fo:margin-bottom="0in"/>
    </style:style>
    <style:style style:name="P589" style:family="paragraph" style:parent-style-name="Text_20_body" style:list-style-name="L59">
      <style:paragraph-properties fo:margin-top="0in" fo:margin-bottom="0in"/>
    </style:style>
    <style:style style:name="P590" style:family="paragraph" style:parent-style-name="Text_20_body" style:list-style-name="L60">
      <style:paragraph-properties fo:margin-top="0in" fo:margin-bottom="0in"/>
    </style:style>
    <style:style style:name="P591" style:family="paragraph" style:parent-style-name="Text_20_body" style:list-style-name="L61">
      <style:paragraph-properties fo:margin-top="0in" fo:margin-bottom="0in"/>
    </style:style>
    <style:style style:name="P592" style:family="paragraph" style:parent-style-name="Text_20_body" style:list-style-name="L62">
      <style:paragraph-properties fo:margin-top="0in" fo:margin-bottom="0in"/>
    </style:style>
    <style:style style:name="P593" style:family="paragraph" style:parent-style-name="Text_20_body" style:list-style-name="L63">
    </style:style>
    <style:style style:name="P594" style:family="paragraph" style:parent-style-name="Text_20_body" style:list-style-name="L64">
      <style:paragraph-properties fo:margin-top="0in" fo:margin-bottom="0in"/>
    </style:style>
    <style:style style:name="P595" style:family="paragraph" style:parent-style-name="Text_20_body" style:list-style-name="L65">
      <style:paragraph-properties fo:margin-top="0in" fo:margin-bottom="0in"/>
    </style:style>
    <style:style style:name="P596" style:family="paragraph" style:parent-style-name="Text_20_body" style:list-style-name="L66">
      <style:paragraph-properties fo:margin-top="0in" fo:margin-bottom="0in"/>
    </style:style>
    <style:style style:name="P597" style:family="paragraph" style:parent-style-name="Text_20_body" style:list-style-name="L67">
    </style:style>
    <style:style style:name="P598" style:family="paragraph" style:parent-style-name="Text_20_body" style:list-style-name="L68">
      <style:paragraph-properties fo:margin-top="0in" fo:margin-bottom="0in"/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69">
      <style:paragraph-properties fo:margin-top="0in" fo:margin-bottom="0in"/>
    </style:style>
    <style:style style:name="P610" style:family="paragraph" style:parent-style-name="Text_20_body" style:list-style-name="L70">
      <style:paragraph-properties fo:margin-top="0in" fo:margin-bottom="0in"/>
    </style:style>
    <style:style style:name="P611" style:family="paragraph" style:parent-style-name="Text_20_body" style:list-style-name="L71">
    </style:style>
    <style:style style:name="P612" style:family="paragraph" style:parent-style-name="Text_20_body" style:list-style-name="L72">
      <style:paragraph-properties fo:margin-top="0in" fo:margin-bottom="0in"/>
    </style:style>
    <style:style style:name="P613" style:family="paragraph" style:parent-style-name="Text_20_body" style:list-style-name="L73">
    </style:style>
    <style:style style:name="P614" style:family="paragraph" style:parent-style-name="Preformatted_20_Text">
    </style:style>
    <style:style style:name="P615" style:family="paragraph" style:parent-style-name="Text_20_body" style:list-style-name="L74">
    </style:style>
    <style:style style:name="P616" style:family="paragraph" style:parent-style-name="Preformatted_20_Text">
    </style:style>
    <style:style style:name="P617" style:family="paragraph" style:parent-style-name="Text_20_body" style:list-style-name="L75">
      <style:paragraph-properties fo:margin-top="0in" fo:margin-bottom="0in"/>
    </style:style>
    <style:style style:name="P618" style:family="paragraph" style:parent-style-name="Preformatted_20_Text">
    </style:style>
    <style:style style:name="P619" style:family="paragraph" style:parent-style-name="Text_20_body" style:list-style-name="L76">
      <style:paragraph-properties fo:margin-top="0in" fo:margin-bottom="0in"/>
    </style:style>
    <style:style style:name="P620" style:family="paragraph" style:parent-style-name="Preformatted_20_Text">
    </style:style>
    <style:style style:name="P621" style:family="paragraph" style:parent-style-name="Text_20_body" style:list-style-name="L77">
      <style:paragraph-properties fo:margin-top="0in" fo:margin-bottom="0in"/>
    </style:style>
    <style:style style:name="P622" style:family="paragraph" style:parent-style-name="Preformatted_20_Text">
    </style:style>
    <style:style style:name="P623" style:family="paragraph" style:parent-style-name="Text_20_body" style:list-style-name="L78">
      <style:paragraph-properties fo:margin-top="0in" fo:margin-bottom="0in"/>
    </style:style>
    <style:style style:name="P624" style:family="paragraph" style:parent-style-name="Text_20_body" style:list-style-name="L79">
      <style:paragraph-properties fo:margin-top="0in" fo:margin-bottom="0in"/>
    </style:style>
    <style:style style:name="P625" style:family="paragraph" style:parent-style-name="Text_20_body" style:list-style-name="L80">
      <style:paragraph-properties fo:margin-top="0in" fo:margin-bottom="0in"/>
    </style:style>
    <style:style style:name="P626" style:family="paragraph" style:parent-style-name="Text_20_body" style:list-style-name="L81">
      <style:paragraph-properties fo:margin-top="0in" fo:margin-bottom="0in"/>
    </style:style>
    <style:style style:name="P627" style:family="paragraph" style:parent-style-name="Text_20_body" style:list-style-name="L82">
      <style:paragraph-properties fo:margin-top="0in" fo:margin-bottom="0in"/>
    </style:style>
    <style:style style:name="P628" style:family="paragraph" style:parent-style-name="Text_20_body" style:list-style-name="L83">
      <style:paragraph-properties fo:margin-top="0in" fo:margin-bottom="0in"/>
    </style:style>
    <style:style style:name="P629" style:family="paragraph" style:parent-style-name="Text_20_body" style:list-style-name="L84">
      <style:paragraph-properties fo:margin-top="0in" fo:margin-bottom="0in"/>
    </style:style>
    <style:style style:name="P630" style:family="paragraph" style:parent-style-name="Text_20_body" style:list-style-name="L85">
      <style:paragraph-properties fo:margin-top="0in" fo:margin-bottom="0in"/>
    </style:style>
    <style:style style:name="P631" style:family="paragraph" style:parent-style-name="Text_20_body" style:list-style-name="L86">
      <style:paragraph-properties fo:margin-top="0in" fo:margin-bottom="0in"/>
    </style:style>
    <style:style style:name="P632" style:family="paragraph" style:parent-style-name="Text_20_body" style:list-style-name="L87">
      <style:paragraph-properties fo:margin-top="0in" fo:margin-bottom="0in"/>
    </style:style>
    <style:style style:name="P633" style:family="paragraph" style:parent-style-name="Text_20_body" style:list-style-name="L88">
      <style:paragraph-properties fo:margin-top="0in" fo:margin-bottom="0in"/>
    </style:style>
    <style:style style:name="P634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Bootstrap, un framework CSS</text:p>
      <text:p text:style-name="Author">Adolfo Sanz De Diego</text:p>
      <text:p text:style-name="Date">Septiembre 2016</text:p>
      <text:h text:style-name="Heading_20_1" text:outline-level="1">El autor</text:h>
      <text:h text:style-name="Heading_20_2" text:outline-level="2">Adolfo Sanz De Diego</text:h>
      <text:list text:style-name="L1">
        <text:list-item>
          <text:p text:style-name="P1">Empecé <text:span text:style-name="T1">desarrollando</text:span><text:span text:style-name="T2"> </text:span><text:span text:style-name="T3">aplicaciones</text:span><text:span text:style-name="T4"> </text:span><text:span text:style-name="T5">web</text:span>, hasta que di el salto a la docencia.</text:p>
        </text:list-item>
        <text:list-item>
          <text:p text:style-name="P1">Actualmente soy <text:span text:style-name="T6">Asesor</text:span><text:span text:style-name="T7"> </text:span><text:span text:style-name="T8">Técnico</text:span><text:span text:style-name="T9"> </text:span><text:span text:style-name="T10">Docente</text:span> en el servicio TIC de la D.G de Infraestructuras y Servicios de la Consejería de Educación, Juventud y Deporte de la Comunidad de Madrid.</text:p>
        </text:list-item>
        <text:list-item>
          <text:p text:style-name="P1">Además colaboro como <text:span text:style-name="T11">formador</text:span><text:span text:style-name="T12"> </text:span><text:span text:style-name="T13">especializado</text:span><text:span text:style-name="T14"> </text:span><text:span text:style-name="T15">en</text:span><text:span text:style-name="T16"> </text:span><text:span text:style-name="T17">tecnologías</text:span><text:span text:style-name="T18"> </text:span><text:span text:style-name="T19">de</text:span><text:span text:style-name="T20"> </text:span><text:span text:style-name="T21">desarrollo</text:span>.</text:p>
        </text:list-item>
      </text:list>
      <text:h text:style-name="Heading_20_2" text:outline-level="2">Algunos proyectos</text:h>
      <text:list text:style-name="L2">
        <text:list-item>
          <text:p text:style-name="P2"><text:span text:style-name="T22">Hackathon</text:span><text:span text:style-name="T23"> </text:span><text:span text:style-name="T24">Lovers</text:span> <text:a xlink:type="simple" xlink:href="http://hackathonlovers.com" office:name=""><text:span text:style-name="Definition">http://hackathonlovers.com</text:span></text:a>: un grupo creado para emprendedores y desarrolladores amantes de los hackathones.</text:p>
        </text:list-item>
        <text:list-item>
          <text:p text:style-name="P2"><text:span text:style-name="T25">Password</text:span><text:span text:style-name="T26"> </text:span><text:span text:style-name="T27">Manager</text:span><text:span text:style-name="T28"> </text:span><text:span text:style-name="T29">Generator</text:span> <text:a xlink:type="simple" xlink:href="http://pasmangen.github.io" office:name=""><text:span text:style-name="Definition">http://pasmangen.github.io</text:span></text:a>: un gestor de contraseñas online.</text:p>
        </text:list-item>
        <text:list-item>
          <text:p text:style-name="P2"><text:span text:style-name="T30">MarkdownSlides</text:span> <text:a xlink:type="simple" xlink:href="https://github.com/asanzdiego/markdownslides" office:name=""><text:span text:style-name="Definition">https://github.com/asanzdiego/markdownslides</text:span></text:a>: un script para crear slides a partir de ficheros MD.</text:p>
        </text:list-item>
      </text:list>
      <text:h text:style-name="Heading_20_2" text:outline-level="2">¿Donde encontrarme?</text:h>
      <text:list text:style-name="L3">
        <text:list-item>
          <text:p text:style-name="P3">Mi nick: <text:span text:style-name="T31">asanzdiego</text:span></text:p>
          <text:list text:style-name="L4">
            <text:list-item>
              <text:p text:style-name="P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¿Qué es?</text:h>
      <text:list text:style-name="L5">
        <text:list-item>
          <text:p text:style-name="P5">Boostrap es un <text:span text:style-name="T32">framework</text:span><text:span text:style-name="T33"> </text:span><text:span text:style-name="T34">CSS,</text:span><text:span text:style-name="T35"> </text:span><text:span text:style-name="T36">liberado</text:span><text:span text:style-name="T37"> </text:span><text:span text:style-name="T38">por</text:span><text:span text:style-name="T39"> </text:span><text:span text:style-name="T40">Twitter</text:span> y muy popular hoy en día.</text:p>
        </text:list-item>
        <text:list-item>
          <text:p text:style-name="P5">Está pensado para hacer un desarrollo <text:span text:style-name="T41">Mobile</text:span><text:span text:style-name="T42"> </text:span><text:span text:style-name="T43">First</text:span></text:p>
        </text:list-item>
        <text:list-item>
          <text:p text:style-name="P5">Implementa un <text:span text:style-name="T44">sistema</text:span><text:span text:style-name="T45"> </text:span><text:span text:style-name="T46">de</text:span><text:span text:style-name="T47"> </text:span><text:span text:style-name="T48">rejillas</text:span>, que por defecto incluye 12 columnas.</text:p>
        </text:list-item>
      </text:list>
      <text:h text:style-name="Heading_20_2" text:outline-level="2">Ventajas</text:h>
      <text:list text:style-name="L6">
        <text:list-item>
          <text:p text:style-name="P6">Utiliza <text:span text:style-name="T49">LESS</text:span>, y en la última versión <text:span text:style-name="T50">SASS</text:span>.</text:p>
        </text:list-item>
        <text:list-item>
          <text:p text:style-name="P6">Hay una enorme <text:span text:style-name="T51">comunidad</text:span><text:span text:style-name="T52"> </text:span><text:span text:style-name="T53">detrás</text:span>.</text:p>
        </text:list-item>
        <text:list-item>
          <text:p text:style-name="P6">Herramienta <text:span text:style-name="T54">sencilla</text:span><text:span text:style-name="T55"> </text:span><text:span text:style-name="T56">y</text:span><text:span text:style-name="T57"> </text:span><text:span text:style-name="T58">ágil</text:span> para construir sitios web e interfaces.</text:p>
        </text:list-item>
        <text:list-item>
          <text:p text:style-name="P6">Tiene un <text:span text:style-name="T59">theme</text:span> por defecto bastante optimizado y que puedes modificar fácilmente.</text:p>
        </text:list-item>
      </text:list>
      <text:h text:style-name="Heading_20_2" text:outline-level="2">Desventajas</text:h>
      <text:list text:style-name="L7">
        <text:list-item>
          <text:p text:style-name="P7">Es necesario <text:span text:style-name="T60">adaptarse</text:span><text:span text:style-name="T61"> </text:span><text:span text:style-name="T62">a</text:span><text:span text:style-name="T63"> </text:span><text:span text:style-name="T64">su</text:span><text:span text:style-name="T65"> </text:span><text:span text:style-name="T66">forma</text:span><text:span text:style-name="T67"> </text:span><text:span text:style-name="T68">de</text:span><text:span text:style-name="T69"> </text:span><text:span text:style-name="T70">trabajo</text:span>.</text:p>
        </text:list-item>
        <text:list-item>
          <text:p text:style-name="P7">Debes adaptar tu diseño a un grid de <text:span text:style-name="T71">12</text:span><text:span text:style-name="T72"> </text:span><text:span text:style-name="T73">columnas</text:span>.</text:p>
        </text:list-item>
        <text:list-item>
          <text:p text:style-name="P7">Trae <text:span text:style-name="T74">anchos</text:span><text:span text:style-name="T75"> </text:span><text:span text:style-name="T76">y</text:span><text:span text:style-name="T77"> </text:span><text:span text:style-name="T78">márgenes</text:span><text:span text:style-name="T79"> </text:span><text:span text:style-name="T80">por</text:span><text:span text:style-name="T81"> </text:span><text:span text:style-name="T82">defecto</text:span>, que a veces son un poco tediosos de cambiar.</text:p>
        </text:list-item>
        <text:list-item>
          <text:p text:style-name="P7">A veces hacer <text:span text:style-name="T83">implementar</text:span><text:span text:style-name="T84"> </text:span><text:span text:style-name="T85">un</text:span><text:span text:style-name="T86"> </text:span><text:span text:style-name="T87">diseño</text:span><text:span text:style-name="T88"> </text:span><text:span text:style-name="T89">impuesto</text:span>, puede llegar a resultar bastante difícil, al menos si eres un perfeccionista.</text:p>
        </text:list-item>
      </text:list>
      <text:h text:style-name="Heading_20_2" text:outline-level="2">Descarga</text:h>
      <text:list text:style-name="L8">
        <text:list-item>
          <text:p text:style-name="P8"><text:a xlink:type="simple" xlink:href="https://github.com/twbs/bootstrap/releases" office:name=""><text:span text:style-name="Definition">https://github.com/twbs/bootstrap/releases</text:span></text:a></text:p>
        </text:list-item>
      </text:list>
      <text:p text:style-name="P9">bootstrap/</text:p>
      <text:p text:style-name="P10">├── css/</text:p>
      <text:p text:style-name="P11">│ <text:s text:c="2"/>├── bootstrap.css</text:p>
      <text:p text:style-name="P12">│ <text:s text:c="2"/>├── bootstrap.min.css</text:p>
      <text:p text:style-name="P13">│ <text:s text:c="2"/>├── bootstrap-theme.css</text:p>
      <text:p text:style-name="P14">│ <text:s text:c="2"/>└── bootstrap-theme.min.css</text:p>
      <text:p text:style-name="P15">├── js/</text:p>
      <text:p text:style-name="P16">│ <text:s text:c="2"/>├── bootstrap.js</text:p>
      <text:p text:style-name="P17">│ <text:s text:c="2"/>└── bootstrap.min.js</text:p>
      <text:p text:style-name="P18">└── fonts/</text:p>
      <text:h text:style-name="Heading_20_2" text:outline-level="2">Plantilla básica</text:h>
      <text:p text:style-name="P19">&lt;!DOCTYPE html&gt;</text:p>
      <text:p text:style-name="P20">&lt;html lang="en"&gt;</text:p>
      <text:p text:style-name="P21"><text:s text:c="2"/>&lt;head&gt;</text:p>
      <text:p text:style-name="P22"><text:s text:c="4"/>&lt;meta name="viewport"...&gt;</text:p>
      <text:p text:style-name="P23"><text:s text:c="4"/>&lt;title&gt;Template&lt;/title&gt;</text:p>
      <text:p text:style-name="P24"><text:s text:c="4"/>&lt;link href="bootstrap.min.css"...&gt;</text:p>
      <text:p text:style-name="P25"><text:s text:c="2"/>&lt;/head&gt;</text:p>
      <text:p text:style-name="P26"><text:s text:c="2"/>&lt;body&gt;</text:p>
      <text:p text:style-name="P27"><text:s text:c="4"/>&lt;h1&gt;Hello, world!&lt;/h1&gt;</text:p>
      <text:p text:style-name="P28"><text:s text:c="4"/>&lt;script src=".../jquery.min.js"&gt;&lt;/script&gt;</text:p>
      <text:p text:style-name="P29"><text:s text:c="4"/>&lt;script src="bootstrap.min.js"&gt;&lt;/script&gt;</text:p>
      <text:p text:style-name="P30"><text:s text:c="2"/>&lt;/body&gt;</text:p>
      <text:p text:style-name="P31">&lt;/html&gt;</text:p>
      <text:h text:style-name="Heading_20_1" text:outline-level="1">Resumen CSS</text:h>
      <text:h text:style-name="Heading_20_2" text:outline-level="2">HTML5 doctype</text:h>
      <text:list text:style-name="L9">
        <text:list-item>
          <text:p text:style-name="P32">Bootstrap necesita un <text:span text:style-name="T90">doctype</text:span><text:span text:style-name="T91"> </text:span><text:span text:style-name="T92">de</text:span><text:span text:style-name="T93"> </text:span><text:span text:style-name="T94">HTML5</text:span>:</text:p>
        </text:list-item>
      </text:list>
      <text:p text:style-name="P33">&lt;!DOCTYPE html&gt;</text:p>
      <text:p text:style-name="P34">&lt;html lang="en"&gt;</text:p>
      <text:p text:style-name="P35"><text:s text:c="2"/>...</text:p>
      <text:p text:style-name="P36">&lt;/html&gt;</text:p>
      <text:h text:style-name="Heading_20_2" text:outline-level="2">Mobile first</text:h>
      <text:list text:style-name="L10">
        <text:list-item>
          <text:p text:style-name="P37">Desde la versión 3, Boostrap es <text:span text:style-name="T95">Mobile</text:span><text:span text:style-name="T96"> </text:span><text:span text:style-name="T97">first</text:span>.</text:p>
        </text:list-item>
        <text:list-item>
          <text:p text:style-name="P37">Para garantizar un buen renderizado y un buen funcionamiento del zoom:</text:p>
        </text:list-item>
      </text:list>
      <text:p text:style-name="P38">&lt;meta name="viewport" content="width=device-width,initial-scale=1"&gt;</text:p>
      <text:h text:style-name="Heading_20_1" text:outline-level="1">Grid system</text:h>
      <text:h text:style-name="Heading_20_2" text:outline-level="2">Introducción</text:h>
      <text:list text:style-name="L11">
        <text:list-item>
          <text:p text:style-name="P39">Bootstrap incluye un <text:span text:style-name="T98">sistema</text:span><text:span text:style-name="T99"> </text:span><text:span text:style-name="T100">de</text:span><text:span text:style-name="T101"> </text:span><text:span text:style-name="T102">rejilla</text:span><text:span text:style-name="T103"> </text:span><text:span text:style-name="T104">responsive</text:span><text:span text:style-name="T105"> </text:span><text:span text:style-name="T106">y</text:span><text:span text:style-name="T107"> </text:span><text:span text:style-name="T108">mobile</text:span><text:span text:style-name="T109"> </text:span><text:span text:style-name="T110">first</text:span><text:span text:style-name="T111"> </text:span><text:span text:style-name="T112">de</text:span><text:span text:style-name="T113"> </text:span><text:span text:style-name="T114">12</text:span><text:span text:style-name="T115"> </text:span><text:span text:style-name="T116">columnas</text:span>.</text:p>
        </text:list-item>
      </text:list>
      <text:h text:style-name="Heading_20_2" text:outline-level="2">Funcionamiento</text:h>
      <text:list text:style-name="L12">
        <text:list-item>
          <text:p text:style-name="P40">El sistema de rejilla de Bootstrap <text:span text:style-name="T117">funciona</text:span><text:span text:style-name="T118"> </text:span><text:span text:style-name="T119">así</text:span>:</text:p>
          <text:list text:style-name="L13">
            <text:list-item>
              <text:p text:style-name="P41">Se deben colocar .row dentro de un <text:span text:style-name="T120">.container</text:span> (ancho fijo) o <text:span text:style-name="T121">.container-fluid</text:span> (ancho completo).</text:p>
            </text:list-item>
            <text:list-item>
              <text:p text:style-name="P41">Utilice <text:span text:style-name="T122">.row</text:span> para crear grupos horizontales.</text:p>
            </text:list-item>
            <text:list-item>
              <text:p text:style-name="P41">El contenido se debe colocar entre .row y deben de ser <text:span text:style-name="T123">hijos</text:span><text:span text:style-name="T124"> </text:span><text:span text:style-name="T125">inmediatos</text:span>.</text:p>
            </text:list-item>
            <text:list-item>
              <text:p text:style-name="P41">Si hay más de 12 columnas en una .row, esta son desplazadas abajo.</text:p>
            </text:list-item>
          </text:list>
        </text:list-item>
      </text:list>
      <text:h text:style-name="Heading_20_2" text:outline-level="2">1 columna</text:h>
      <text:list text:style-name="L14">
        <text:list-item>
          <text:p text:style-name="P42">Ejemplo de 1 columna de un tamaño de 12</text:p>
        </text:list-item>
      </text:list>
      <text:p text:style-name="First_20_paragraph"><draw:frame draw:name="img1" svg:width="778.0pt" svg:height="279.0pt"><draw:image xlink:href="Pictures/0.png" xlink:type="simple" xlink:show="embed" xlink:actuate="onLoad"/></draw:frame></text:p>
      <text:list text:style-name="L15">
        <text:list-item>
          <text:p text:style-name="P43">Ejemplo de 1 columna de un tamaño de 12</text:p>
        </text:list-item>
      </text:list>
      <text:p text:style-name="P44">&lt;div class="row"&gt;</text:p>
      <text:p text:style-name="P45"><text:s text:c="2"/>&lt;div class="col-xs-12"&gt;1&lt;/div&gt;</text:p>
      <text:p text:style-name="P46"><text:s text:c="2"/>&lt;div class="col-xs-12"&gt;2&lt;/div&gt;</text:p>
      <text:p text:style-name="P47"><text:s text:c="2"/>&lt;div class="col-xs-12"&gt;3&lt;/div&gt;</text:p>
      <text:p text:style-name="P48"><text:s text:c="2"/>&lt;div class="col-xs-12"&gt;4&lt;/div&gt;</text:p>
      <text:p text:style-name="P49">&lt;/div&gt;</text:p>
      <text:h text:style-name="Heading_20_2" text:outline-level="2">2 columnas</text:h>
      <text:list text:style-name="L16">
        <text:list-item>
          <text:p text:style-name="P50">Ejemplo de 2 columnas de un tamaño de 6</text:p>
        </text:list-item>
      </text:list>
      <text:p text:style-name="First_20_paragraph"><draw:frame draw:name="img2" svg:width="774.0pt" svg:height="169.0pt"><draw:image xlink:href="Pictures/1.png" xlink:type="simple" xlink:show="embed" xlink:actuate="onLoad"/></draw:frame></text:p>
      <text:list text:style-name="L17">
        <text:list-item>
          <text:p text:style-name="P51">Ejemplo de 2 columnas de un tamaño de 6</text:p>
        </text:list-item>
      </text:list>
      <text:p text:style-name="P52">&lt;div class="row"&gt;</text:p>
      <text:p text:style-name="P53"><text:s text:c="2"/>&lt;div class="col-xs-6"&gt;1&lt;/div&gt;</text:p>
      <text:p text:style-name="P54"><text:s text:c="2"/>&lt;div class="col-xs-6"&gt;2&lt;/div&gt;</text:p>
      <text:p text:style-name="P55"><text:s text:c="2"/>&lt;div class="col-xs-6"&gt;3&lt;/div&gt;</text:p>
      <text:p text:style-name="P56"><text:s text:c="2"/>&lt;div class="col-xs-6"&gt;4&lt;/div&gt;</text:p>
      <text:p text:style-name="P57">&lt;/div&gt;</text:p>
      <text:h text:style-name="Heading_20_2" text:outline-level="2">3 columnas</text:h>
      <text:list text:style-name="L18">
        <text:list-item>
          <text:p text:style-name="P58">Ejemplo de 3 columnas de un tamaño de 4</text:p>
        </text:list-item>
      </text:list>
      <text:p text:style-name="First_20_paragraph"><draw:frame draw:name="img3" svg:width="782.0pt" svg:height="171.0pt"><draw:image xlink:href="Pictures/2.png" xlink:type="simple" xlink:show="embed" xlink:actuate="onLoad"/></draw:frame></text:p>
      <text:list text:style-name="L19">
        <text:list-item>
          <text:p text:style-name="P59">Ejemplo de 3 columnas de un tamaño de 4</text:p>
        </text:list-item>
      </text:list>
      <text:p text:style-name="P60">&lt;div class="row"&gt;</text:p>
      <text:p text:style-name="P61"><text:s text:c="2"/>&lt;div class="col-xs-4"&gt;1&lt;/div&gt;</text:p>
      <text:p text:style-name="P62"><text:s text:c="2"/>&lt;div class="col-xs-4"&gt;2&lt;/div&gt;</text:p>
      <text:p text:style-name="P63"><text:s text:c="2"/>&lt;div class="col-xs-4"&gt;3&lt;/div&gt;</text:p>
      <text:p text:style-name="P64"><text:s text:c="2"/>&lt;div class="col-xs-4"&gt;4&lt;/div&gt;</text:p>
      <text:p text:style-name="P65">&lt;/div&gt;</text:p>
      <text:h text:style-name="Heading_20_2" text:outline-level="2">4 columnas</text:h>
      <text:list text:style-name="L20">
        <text:list-item>
          <text:p text:style-name="P66">Ejemplo de 4 columnas de un tamaño de 3</text:p>
        </text:list-item>
      </text:list>
      <text:p text:style-name="First_20_paragraph"><draw:frame draw:name="img4" svg:width="778.0pt" svg:height="123.0pt"><draw:image xlink:href="Pictures/3.png" xlink:type="simple" xlink:show="embed" xlink:actuate="onLoad"/></draw:frame></text:p>
      <text:list text:style-name="L21">
        <text:list-item>
          <text:p text:style-name="P67">Ejemplo de 4 columnas de un tamaño de 3</text:p>
        </text:list-item>
      </text:list>
      <text:p text:style-name="P68">&lt;div class="row"&gt;</text:p>
      <text:p text:style-name="P69"><text:s text:c="2"/>&lt;div class="col-xs-3"&gt;1&lt;/div&gt;</text:p>
      <text:p text:style-name="P70"><text:s text:c="2"/>&lt;div class="col-xs-3"&gt;2&lt;/div&gt;</text:p>
      <text:p text:style-name="P71"><text:s text:c="2"/>&lt;div class="col-xs-3"&gt;3&lt;/div&gt;</text:p>
      <text:p text:style-name="P72"><text:s text:c="2"/>&lt;div class="col-xs-3"&gt;4&lt;/div&gt;</text:p>
      <text:p text:style-name="P73">&lt;/div&gt;</text:p>
      <text:h text:style-name="Heading_20_2" text:outline-level="2">Multidispositivo</text:h>
      <text:list text:style-name="L22">
        <text:list-item>
          <text:p text:style-name="P74">1 columna para xs (&lt;768px)</text:p>
        </text:list-item>
        <text:list-item>
          <text:p text:style-name="P74">2 columnas para sm (≥768px)</text:p>
        </text:list-item>
        <text:list-item>
          <text:p text:style-name="P74">3 columnas para md (≥992px)</text:p>
        </text:list-item>
        <text:list-item>
          <text:p text:style-name="P74">4 columnas para lg (≥1200px)</text:p>
        </text:list-item>
      </text:list>
      <text:h text:style-name="Heading_20_2" text:outline-level="2">Normal</text:h>
      <text:p text:style-name="P75">&lt;div class="row"&gt;</text:p>
      <text:p text:style-name="P76"><text:s text:c="2"/>&lt;div class="col-xs-12 col-sm-6 col-md-4 col-lg-3"&gt;1&lt;/div&gt;</text:p>
      <text:p text:style-name="P77"><text:s text:c="2"/>&lt;div class="col-xs-12 col-sm-6 col-md-4 col-lg-3"&gt;2&lt;/div&gt;</text:p>
      <text:p text:style-name="P78"><text:s text:c="2"/>&lt;div class="col-xs-12 col-sm-6 col-md-4 col-lg-3"&gt;3&lt;/div&gt;</text:p>
      <text:p text:style-name="P79"><text:s text:c="2"/>&lt;div class="col-xs-12 col-sm-6 col-md-4 col-lg-3"&gt;4&lt;/didv&gt;</text:p>
      <text:p text:style-name="P80">&lt;/div&gt;</text:p>
      <text:h text:style-name="Heading_20_2" text:outline-level="2">clearfix</text:h>
      <text:list text:style-name="L23">
        <text:list-item>
          <text:p text:style-name="P81">Problema cuando una capa tiene un alto mayor que la de los demás:</text:p>
        </text:list-item>
      </text:list>
      <text:p text:style-name="First_20_paragraph"><draw:frame draw:name="img5" svg:width="778.0pt" svg:height="419.0pt"><draw:image xlink:href="Pictures/4.png" xlink:type="simple" xlink:show="embed" xlink:actuate="onLoad"/></draw:frame></text:p>
      <text:p text:style-name="P82">&lt;div class="row"&gt;</text:p>
      <text:p text:style-name="P83"><text:s text:c="2"/>&lt;div class="..."&gt;1 Resize your viewport&lt;/div&gt;</text:p>
      <text:p text:style-name="P84"><text:s text:c="2"/>&lt;div class="..."&gt;2&lt;/div&gt;</text:p>
      <text:p text:style-name="P85"><text:s text:c="2"/>&lt;div class="clearfix visible-sm-block"&gt;&lt;/div&gt;</text:p>
      <text:p text:style-name="P86"><text:s text:c="2"/>&lt;div class="..."&gt;3&lt;/div&gt;</text:p>
      <text:p text:style-name="P87"><text:s text:c="2"/>&lt;div class="clearfix visible-md-block"&gt;&lt;/div&gt;</text:p>
      <text:p text:style-name="P88"><text:s text:c="2"/>&lt;div class="..."&gt;4&lt;/didv&gt;</text:p>
      <text:p text:style-name="P89">&lt;/div&gt;</text:p>
      <text:h text:style-name="Heading_20_2" text:outline-level="2">Huecos con offset</text:h>
      <text:p text:style-name="First_20_paragraph"><draw:frame draw:name="img6" svg:width="990.0pt" svg:height="259.0pt"><draw:image xlink:href="Pictures/5.png" xlink:type="simple" xlink:show="embed" xlink:actuate="onLoad"/></draw:frame></text:p>
      <text:p text:style-name="P90">&lt;div class="row"&gt;</text:p>
      <text:p text:style-name="P91"><text:s text:c="2"/>&lt;div class="col-md-4"&gt;.col-md-4&lt;/div&gt;</text:p>
      <text:p text:style-name="P92"><text:s text:c="2"/>&lt;div class="col-md-4 col-md-offset-4"&gt;.col-md-4 .col-md-offset-4&lt;/div&gt;</text:p>
      <text:p text:style-name="P93">&lt;/div&gt;</text:p>
      <text:p text:style-name="P94">&lt;div class="row"&gt;</text:p>
      <text:p text:style-name="P95"><text:s text:c="2"/>&lt;div class="col-md-3 col-md-offset-3"&gt;.col-md-3 .col-md-offset-3&lt;/div&gt;</text:p>
      <text:p text:style-name="P96"><text:s text:c="2"/>&lt;div class="col-md-3 col-md-offset-3"&gt;.col-md-3 .col-md-offset-3&lt;/div&gt;</text:p>
      <text:p text:style-name="P97">&lt;/div&gt;</text:p>
      <text:p text:style-name="P98">&lt;div class="row"&gt;</text:p>
      <text:p text:style-name="P99"><text:s text:c="2"/>&lt;div class="col-md-6 col-md-offset-3"&gt;.col-md-6 <text:s text:c="1"/>.col-md-offset-3&lt;/div&gt;</text:p>
      <text:p text:style-name="P100">&lt;/div&gt;</text:p>
      <text:h text:style-name="Heading_20_1" text:outline-level="1">Tipografía</text:h>
      <text:h text:style-name="Heading_20_2" text:outline-level="2">Cabeceras</text:h>
      <text:p text:style-name="First_20_paragraph"><draw:frame draw:name="img7" svg:width="782.0pt" svg:height="236.0pt"><draw:image xlink:href="Pictures/6.png" xlink:type="simple" xlink:show="embed" xlink:actuate="onLoad"/></draw:frame></text:p>
      <text:p text:style-name="P101">&lt;h1&gt;h1.Cabeceras con Bootstrap</text:p>
      <text:p text:style-name="P102"><text:s text:c="2"/>&lt;small&gt;Texto secundario&lt;/small&gt;&lt;/h1&gt;</text:p>
      <text:p text:style-name="P103"/>
      <text:p text:style-name="P104">&lt;h2&gt;h2.Cabeceras con Bootstrap</text:p>
      <text:p text:style-name="P105"><text:s text:c="2"/>&lt;small&gt;Texto secundario&lt;/small&gt;&lt;/h2&gt;</text:p>
      <text:h text:style-name="Heading_20_2" text:outline-level="2">Párrafos</text:h>
      <text:p text:style-name="First_20_paragraph"><draw:frame draw:name="img8" svg:width="747.0pt" svg:height="226.0pt"><draw:image xlink:href="Pictures/7.png" xlink:type="simple" xlink:show="embed" xlink:actuate="onLoad"/></draw:frame></text:p>
      <text:p text:style-name="P106">&lt;p class="lead"&gt;</text:p>
      <text:p text:style-name="P107"><text:s text:c="2"/>Párrafo con class="lead"&lt;/p&gt;</text:p>
      <text:p text:style-name="P108"/>
      <text:p text:style-name="P109">&lt;p&gt;Párrafo normal&lt;/p&gt;</text:p>
      <text:p text:style-name="P110"/>
      <text:p text:style-name="P111">&lt;p class="small"&gt;</text:p>
      <text:p text:style-name="P112"><text:s text:c="2"/>Párrafo con class="small"&lt;/p&gt;</text:p>
      <text:h text:style-name="Heading_20_2" text:outline-level="2">Textos en línea</text:h>
      <text:p text:style-name="First_20_paragraph"><draw:frame draw:name="img9" svg:width="441.0pt" svg:height="204.0pt"><draw:image xlink:href="Pictures/8.png" xlink:type="simple" xlink:show="embed" xlink:actuate="onLoad"/></draw:frame></text:p>
      <text:p text:style-name="P113">&lt;p&gt;Puedes usar el tag strong para darle &lt;strong&gt;mucho émfasis&lt;/strong&gt; a un texto&lt;/p&gt;</text:p>
      <text:p text:style-name="P114">&lt;p&gt;Puedes usar el tag em para darle &lt;em&gt;émfasis&lt;/em&gt; a un texto&lt;/p&gt;</text:p>
      <text:p text:style-name="P115">&lt;p&gt;Puedes usar el tag mark para &lt;mark&gt;marcar&lt;/mark&gt; un texto&lt;/p&gt;</text:p>
      <text:p text:style-name="P116">&lt;p&gt;Puedes usar el tag ins para &lt;ins&gt;insertar&lt;/ins&gt; un texto&lt;/p&gt;</text:p>
      <text:p text:style-name="P117">&lt;p&gt;Puedes usar el tag del para &lt;del&gt;borrar&lt;/del&gt; un texto&lt;/p&gt;</text:p>
      <text:h text:style-name="Heading_20_2" text:outline-level="2">Alineación</text:h>
      <text:p text:style-name="First_20_paragraph"><draw:frame draw:name="img10" svg:width="762.0pt" svg:height="217.0pt"><draw:image xlink:href="Pictures/9.png" xlink:type="simple" xlink:show="embed" xlink:actuate="onLoad"/></draw:frame></text:p>
      <text:p text:style-name="P118">&lt;p class="text-left"&gt;Texto alineado a la izquierda.&lt;/p&gt;</text:p>
      <text:p text:style-name="P119">&lt;p class="text-center"&gt;Texto centrado.&lt;/p&gt;</text:p>
      <text:p text:style-name="P120">&lt;p class="text-right"&gt;Texto alineado a la derecha.&lt;/p&gt;</text:p>
      <text:p text:style-name="P121">&lt;p class="text-justify"&gt;Texto justificado.&lt;/p&gt;</text:p>
      <text:p text:style-name="P122">&lt;p class="text-nowrap"&gt;Texto sin ajuste.&lt;/p&gt;</text:p>
      <text:h text:style-name="Heading_20_2" text:outline-level="2">Capitalización</text:h>
      <text:p text:style-name="First_20_paragraph"><draw:frame draw:name="img11" svg:width="273.0pt" svg:height="143.0pt"><draw:image xlink:href="Pictures/10.png" xlink:type="simple" xlink:show="embed" xlink:actuate="onLoad"/></draw:frame></text:p>
      <text:h text:style-name="Heading_20_2" text:outline-level="2">Minúsculas</text:h>
      <text:list text:style-name="L24">
        <text:list-item>
          <text:p text:style-name="P123">Minúsculas</text:p>
        </text:list-item>
      </text:list>
      <text:p text:style-name="P124">&lt;p class="text-lowercase"&gt;Lowercased text.&lt;/p&gt;</text:p>
      <text:h text:style-name="Heading_20_2" text:outline-level="2">Mayúsculas</text:h>
      <text:list text:style-name="L25">
        <text:list-item>
          <text:p text:style-name="P125">Mayúsculas</text:p>
        </text:list-item>
      </text:list>
      <text:p text:style-name="P126">&lt;p class="text-uppercase"&gt;Uppercased text.&lt;/p&gt;</text:p>
      <text:h text:style-name="Heading_20_2" text:outline-level="2">Tipo Título</text:h>
      <text:list text:style-name="L26">
        <text:list-item>
          <text:p text:style-name="P127">Tipo Título</text:p>
        </text:list-item>
      </text:list>
      <text:p text:style-name="P128">&lt;p class="text-capitalize"&gt;Capitalized text.&lt;/p&gt;</text:p>
      <text:h text:style-name="Heading_20_2" text:outline-level="2">Abreviaturas</text:h>
      <text:p text:style-name="First_20_paragraph"><draw:frame draw:name="img12" svg:width="558.0pt" svg:height="135.0pt"><draw:image xlink:href="Pictures/11.png" xlink:type="simple" xlink:show="embed" xlink:actuate="onLoad"/></draw:frame></text:p>
      <text:p text:style-name="P129">&lt;abbr title="HyperText Markup Language"&gt;HTML&lt;/abbr&gt; es una abreviatura. Pasa el ratón por encima para averiguar de que se trata.</text:p>
      <text:h text:style-name="Heading_20_2" text:outline-level="2">Direcciones</text:h>
      <text:p text:style-name="First_20_paragraph"><draw:frame draw:name="img13" svg:width="236.0pt" svg:height="206.0pt"><draw:image xlink:href="Pictures/12.png" xlink:type="simple" xlink:show="embed" xlink:actuate="onLoad"/></draw:frame></text:p>
      <text:p text:style-name="P130">&lt;address&gt;</text:p>
      <text:p text:style-name="P131"><text:s text:c="2"/>&lt;strong&gt;Twitter, Inc.&lt;/strong&gt;&lt;br&gt;</text:p>
      <text:p text:style-name="P132"><text:s text:c="2"/>795 Folsom Ave, Suite 600&lt;br&gt;</text:p>
      <text:p text:style-name="P133"><text:s text:c="2"/>San Francisco, CA 94107&lt;br&gt;</text:p>
      <text:p text:style-name="P134"><text:s text:c="2"/>&lt;abbr title="Phone"&gt;P:&lt;/abbr&gt;</text:p>
      <text:p text:style-name="P135"><text:s text:c="2"/>(123) 456-7890</text:p>
      <text:p text:style-name="P136">&lt;/address&gt;</text:p>
      <text:p text:style-name="P137"/>
      <text:p text:style-name="P138">&lt;address&gt;</text:p>
      <text:p text:style-name="P139"><text:s text:c="2"/>&lt;strong&gt;Full Name&lt;/strong&gt;&lt;br&gt;</text:p>
      <text:p text:style-name="P140"><text:s text:c="2"/>&lt;a href="mailto:#"&gt;info@name.com&lt;/a&gt;</text:p>
      <text:p text:style-name="P141">&lt;/address&gt;</text:p>
      <text:h text:style-name="Heading_20_2" text:outline-level="2">Citas</text:h>
      <text:p text:style-name="First_20_paragraph"><draw:frame draw:name="img14" svg:width="750.0pt" svg:height="148.0pt"><draw:image xlink:href="Pictures/13.png" xlink:type="simple" xlink:show="embed" xlink:actuate="onLoad"/></draw:frame></text:p>
      <text:p text:style-name="P142">&lt;blockquote class="blockquote"&gt;</text:p>
      <text:p text:style-name="P143"/>
      <text:p text:style-name="P144"><text:s text:c="2"/>&lt;p&gt;Lorem ipsum dolor sit amet, consectetur adipiscing elit. Integer posuere erat a ante.&lt;/p&gt;</text:p>
      <text:p text:style-name="P145"/>
      <text:p text:style-name="P146"><text:s text:c="2"/>&lt;footer&gt;Someone famous in &lt;cite title="Source Title"&gt;Source Title&lt;/cite&gt;&lt;/footer&gt;</text:p>
      <text:p text:style-name="P147"/>
      <text:p text:style-name="P148">&lt;/blockquote&gt;</text:p>
      <text:h text:style-name="Heading_20_2" text:outline-level="2">Listas</text:h>
      <text:p text:style-name="First_20_paragraph"><draw:frame draw:name="img15" svg:width="285.0pt" svg:height="78.0pt"><draw:image xlink:href="Pictures/14.png" xlink:type="simple" xlink:show="embed" xlink:actuate="onLoad"/></draw:frame></text:p>
      <text:p text:style-name="P149">&lt;ul class="list-inline"&gt;</text:p>
      <text:p text:style-name="P150"><text:s text:c="2"/>&lt;li&gt;Peras&lt;/li&gt;</text:p>
      <text:p text:style-name="P151"><text:s text:c="2"/>&lt;li&gt;Manzanas&lt;/li&gt;</text:p>
      <text:p text:style-name="P152"><text:s text:c="2"/>&lt;li&gt;Naranjas&lt;/li&gt;</text:p>
      <text:p text:style-name="P153"><text:s text:c="2"/>&lt;li&gt;Platanos&lt;/li&gt;</text:p>
      <text:p text:style-name="P154">&lt;/ul&gt;</text:p>
      <text:h text:style-name="Heading_20_2" text:outline-level="2">Descripciones</text:h>
      <text:p text:style-name="First_20_paragraph"><draw:frame draw:name="img16" svg:width="711.0pt" svg:height="142.0pt"><draw:image xlink:href="Pictures/15.png" xlink:type="simple" xlink:show="embed" xlink:actuate="onLoad"/></draw:frame></text:p>
      <text:p text:style-name="P155">&lt;dl class="dl-horizontal"&gt;</text:p>
      <text:p text:style-name="P156"><text:s text:c="2"/>&lt;dt&gt;Descripción&lt;/dt&gt;</text:p>
      <text:p text:style-name="P157"><text:s text:c="2"/>&lt;dd&gt;Perfecta para definir.&lt;/dd&gt;</text:p>
      <text:p text:style-name="P158"><text:s text:c="2"/>&lt;dt&gt;Euismod&lt;/dt&gt;</text:p>
      <text:p text:style-name="P159"><text:s text:c="2"/>&lt;dd&gt;Vestibulum id ligula...&lt;/dd&gt;</text:p>
      <text:p text:style-name="P160"><text:s text:c="2"/>&lt;dt&gt;Felis euismod semper eget&lt;/dt&gt;</text:p>
      <text:p text:style-name="P161"><text:s text:c="2"/>&lt;dd&gt;Fusce dapibus, tellus ...&lt;/dd&gt;</text:p>
      <text:p text:style-name="P162">&lt;/dl&gt;</text:p>
      <text:h text:style-name="Heading_20_1" text:outline-level="1">Tablas</text:h>
      <text:h text:style-name="Heading_20_2" text:outline-level="2">Clases</text:h>
      <text:list text:style-name="L27">
        <text:list-item>
          <text:p text:style-name="P163"><text:span text:style-name="T126">table</text:span>: para darle el formato</text:p>
        </text:list-item>
        <text:list-item>
          <text:p text:style-name="P163"><text:span text:style-name="T127">table-striped</text:span>: para darle formato a las pares y a las impares</text:p>
        </text:list-item>
        <text:list-item>
          <text:p text:style-name="P163"><text:span text:style-name="T128">table-bordered</text:span>: para ponerle bordes a la tabla</text:p>
        </text:list-item>
        <text:list-item>
          <text:p text:style-name="P163"><text:span text:style-name="T129">table-hover</text:span>: para oscurecer la fila en donde está el ratón</text:p>
        </text:list-item>
        <text:list-item>
          <text:p text:style-name="P163"><text:span text:style-name="T130">table-condensed</text:span>: para que ocupe menos espacio</text:p>
        </text:list-item>
      </text:list>
      <text:h text:style-name="Heading_20_2" text:outline-level="2">Responsive</text:h>
      <text:list text:style-name="L28">
        <text:list-item>
          <text:p text:style-name="P164">Poniendo la tabla dentro de una <text:span text:style-name="T131">capa</text:span><text:span text:style-name="T132"> </text:span><text:span text:style-name="T133">con</text:span><text:span text:style-name="T134"> </text:span><text:span text:style-name="T135">class=table-responsive</text:span> aparecerá un scroll horizontal en la tabla en dispositivos pequeños.</text:p>
        </text:list-item>
      </text:list>
      <text:h text:style-name="Heading_20_2" text:outline-level="2">Ejemplo</text:h>
      <text:p text:style-name="First_20_paragraph"><draw:frame draw:name="img17" svg:width="748.0pt" svg:height="187.0pt"><draw:image xlink:href="Pictures/16.png" xlink:type="simple" xlink:show="embed" xlink:actuate="onLoad"/></draw:frame></text:p>
      <text:p text:style-name="P165">&lt;div class="table-responsive"&gt;</text:p>
      <text:p text:style-name="P166"><text:s text:c="2"/>&lt;table class="table table-striped <text:s text:c="1"/>table-bordered table-hover table-condensed"&gt;</text:p>
      <text:p text:style-name="P167"><text:s text:c="4"/>&lt;thead&gt;</text:p>
      <text:p text:style-name="P168"><text:s text:c="6"/>&lt;tr&gt;</text:p>
      <text:p text:style-name="P169"><text:s text:c="8"/>&lt;th&gt;...</text:p>
      <text:p text:style-name="P170"><text:s text:c="4"/>&lt;/thead&gt;</text:p>
      <text:p text:style-name="P171"><text:s text:c="4"/>&lt;tbody&gt;</text:p>
      <text:p text:style-name="P172"><text:s text:c="6"/>&lt;tr&gt;</text:p>
      <text:p text:style-name="P173"><text:s text:c="8"/>&lt;td&gt;...</text:p>
      <text:p text:style-name="P174"><text:s text:c="4"/>&lt;/tbody&gt;</text:p>
      <text:p text:style-name="P175"><text:s text:c="2"/>&lt;/table&gt;</text:p>
      <text:p text:style-name="P176">&lt;/div&gt;</text:p>
      <text:h text:style-name="Heading_20_1" text:outline-level="1">Formularios</text:h>
      <text:h text:style-name="Heading_20_2" text:outline-level="2">Lo básico</text:h>
      <text:list text:style-name="L29">
        <text:list-item>
          <text:p text:style-name="P177">Agrupar label + control con <text:span text:style-name="T136">class=form-group</text:span></text:p>
        </text:list-item>
        <text:list-item>
          <text:p text:style-name="P177">Input, textarea y select con <text:span text:style-name="T137">class=form-control</text:span></text:p>
        </text:list-item>
        <text:list-item>
          <text:p text:style-name="P177">Layouts: <text:span text:style-name="T138">normal,</text:span><text:span text:style-name="T139"> </text:span><text:span text:style-name="T140">form-inline</text:span><text:span text:style-name="T141"> </text:span><text:span text:style-name="T142">y</text:span><text:span text:style-name="T143"> </text:span><text:span text:style-name="T144">form-horizontal</text:span></text:p>
        </text:list-item>
        <text:list-item>
          <text:p text:style-name="P177">Para distribuir el contenido, se puede <text:span text:style-name="T145">usar</text:span><text:span text:style-name="T146"> </text:span><text:span text:style-name="T147">.col-</text:span><text:span text:style-name="T148"> </text:span><text:span text:style-name="T149">pero</text:span><text:span text:style-name="T150"> </text:span><text:span text:style-name="T151">no</text:span><text:span text:style-name="T152"> </text:span><text:span text:style-name="T153">hace</text:span><text:span text:style-name="T154"> </text:span><text:span text:style-name="T155">falta</text:span><text:span text:style-name="T156"> </text:span><text:span text:style-name="T157">usar</text:span><text:span text:style-name="T158"> </text:span><text:span text:style-name="T159">.row</text:span></text:p>
        </text:list-item>
      </text:list>
      <text:h text:style-name="Heading_20_2" text:outline-level="2">Normal</text:h>
      <text:p text:style-name="First_20_paragraph"><draw:frame draw:name="img18" svg:width="746.0pt" svg:height="275.0pt"><draw:image xlink:href="Pictures/17.png" xlink:type="simple" xlink:show="embed" xlink:actuate="onLoad"/></draw:frame></text:p>
      <text:h text:style-name="Heading_20_2" text:outline-level="2">Inline</text:h>
      <text:p text:style-name="First_20_paragraph"><draw:frame draw:name="img19" svg:width="616.0pt" svg:height="99.0pt"><draw:image xlink:href="Pictures/18.png" xlink:type="simple" xlink:show="embed" xlink:actuate="onLoad"/></draw:frame></text:p>
      <text:h text:style-name="Heading_20_2" text:outline-level="2">Horizontal</text:h>
      <text:p text:style-name="First_20_paragraph"><draw:frame draw:name="img20" svg:width="749.0pt" svg:height="235.0pt"><draw:image xlink:href="Pictures/19.png" xlink:type="simple" xlink:show="embed" xlink:actuate="onLoad"/></draw:frame></text:p>
      <text:h text:style-name="Heading_20_2" text:outline-level="2">Ejemplo</text:h>
      <text:p text:style-name="P178">&lt;form class="form" role="form"&gt;</text:p>
      <text:p text:style-name="P179"><text:s text:c="2"/>&lt;div class="form-group"&gt;</text:p>
      <text:p text:style-name="P180"><text:s text:c="4"/>&lt;label for="inputEmail3" class="col-sm-2 control-label"&gt;Email&lt;/label&gt;</text:p>
      <text:p text:style-name="P181"><text:s text:c="4"/>&lt;div class="col-sm-10"&gt;</text:p>
      <text:p text:style-name="P182"><text:s text:c="6"/>&lt;input class="form-control" id="inputEmail3"</text:p>
      <text:p text:style-name="P183"><text:s text:c="7"/>placeholder="Enter Email" type="email"&gt;</text:p>
      <text:p text:style-name="P184"><text:s text:c="4"/>&lt;/div&gt;</text:p>
      <text:p text:style-name="P185"><text:s text:c="2"/>&lt;/div&gt;</text:p>
      <text:p text:style-name="P186"><text:s text:c="2"/>&lt;div class="form-group"&gt;</text:p>
      <text:p text:style-name="P187"><text:s text:c="4"/>&lt;div class="col-sm-offset-2 col-sm-10"&gt;</text:p>
      <text:p text:style-name="P188"><text:s text:c="6"/>&lt;button type="submit" class="btn btn-default"&gt; Sign in&lt;/button&gt;</text:p>
      <text:p text:style-name="P189"><text:s text:c="4"/>&lt;/div&gt;</text:p>
      <text:p text:style-name="P190"><text:s text:c="2"/>&lt;/div&gt;</text:p>
      <text:p text:style-name="P191">&lt;/form&gt;</text:p>
      <text:h text:style-name="Heading_20_2" text:outline-level="2">Inputs</text:h>
      <text:list text:style-name="L30">
        <text:list-item>
          <text:p text:style-name="P192">Los de <text:span text:style-name="T160">HTML5</text:span>: text, password, datetime, datetime-local, date, month, time, week, number, email, url, search, tel, and color.</text:p>
        </text:list-item>
      </text:list>
      <text:h text:style-name="Heading_20_2" text:outline-level="2">Validaciones</text:h>
      <text:p text:style-name="First_20_paragraph"><draw:frame draw:name="img21" svg:width="749.0pt" svg:height="277.0pt"><draw:image xlink:href="Pictures/20.png" xlink:type="simple" xlink:show="embed" xlink:actuate="onLoad"/></draw:frame></text:p>
      <text:list text:style-name="L31">
        <text:list-item>
          <text:p text:style-name="P193">Usar los helpers <text:span text:style-name="T161">has-success,</text:span><text:span text:style-name="T162"> </text:span><text:span text:style-name="T163">has-warning</text:span><text:span text:style-name="T164"> </text:span><text:span text:style-name="T165">y</text:span><text:span text:style-name="T166"> </text:span><text:span text:style-name="T167">has-error</text:span></text:p>
        </text:list-item>
      </text:list>
      <text:p text:style-name="P194">&lt;div class="form-group has-success has-feedback"&gt;</text:p>
      <text:p text:style-name="P195"><text:s text:c="2"/>&lt;label class="control-label" for="inputSuccess2"&gt;</text:p>
      <text:p text:style-name="P196"><text:s text:c="4"/>Input with success&lt;/label&gt;</text:p>
      <text:p text:style-name="P197"><text:s text:c="2"/>&lt;input type="text" class="form-control" id="inputSuccess2"&gt;</text:p>
      <text:p text:style-name="P198"><text:s text:c="2"/>&lt;span class="glyphicon glyphicon-ok form-control-feedback"&gt;&lt;/span&gt;</text:p>
      <text:p text:style-name="P199">&lt;/div&gt;</text:p>
      <text:h text:style-name="Heading_20_2" text:outline-level="2">Tamaños</text:h>
      <text:p text:style-name="First_20_paragraph"><draw:frame draw:name="img22" svg:width="744.0pt" svg:height="283.0pt"><draw:image xlink:href="Pictures/21.png" xlink:type="simple" xlink:show="embed" xlink:actuate="onLoad"/></draw:frame></text:p>
      <text:list text:style-name="L32">
        <text:list-item>
          <text:p text:style-name="P200">Usar los helpers <text:span text:style-name="T168">form-group-lg</text:span><text:span text:style-name="T169"> </text:span><text:span text:style-name="T170">o</text:span><text:span text:style-name="T171"> </text:span><text:span text:style-name="T172">form-group-sm</text:span> o bien, en caso de inputs aislados que no estén dentro de un form-group, usar <text:span text:style-name="T173">input-lg</text:span><text:span text:style-name="T174"> </text:span><text:span text:style-name="T175">o</text:span><text:span text:style-name="T176"> </text:span><text:span text:style-name="T177">input-sm</text:span></text:p>
        </text:list-item>
      </text:list>
      <text:p text:style-name="P201">&lt;form class="form-horizontal" role="form"&gt;</text:p>
      <text:p text:style-name="P202"><text:s text:c="2"/>&lt;div class="form-group form-group-lg"&gt;</text:p>
      <text:p text:style-name="P203"><text:s text:c="4"/>&lt;label class="col-sm-2 control-label" for="formGroupInputLarge"&gt;</text:p>
      <text:p text:style-name="P204"><text:s text:c="6"/>Large label&lt;/label&gt;</text:p>
      <text:p text:style-name="P205"><text:s text:c="4"/>&lt;div class="col-sm-10"&gt;</text:p>
      <text:p text:style-name="P206"><text:s text:c="6"/>&lt;input class="form-control" type="text" id="formGroupInputLarge"</text:p>
      <text:p text:style-name="P207"><text:s text:c="8"/>placeholder="Large input"&gt;</text:p>
      <text:p text:style-name="P208"><text:s text:c="4"/>&lt;/div&gt;</text:p>
      <text:p text:style-name="P209"><text:s text:c="2"/>&lt;/div&gt;</text:p>
      <text:p text:style-name="P210">&lt;/form&gt;</text:p>
      <text:list text:style-name="L33">
        <text:list-item>
          <text:p text:style-name="P211">Usar los helpers <text:span text:style-name="T178">form-group-lg</text:span><text:span text:style-name="T179"> </text:span><text:span text:style-name="T180">o</text:span><text:span text:style-name="T181"> </text:span><text:span text:style-name="T182">form-group-sm</text:span> o bien, en caso de inputs aislados que no estén dentro de un form-group, usar <text:span text:style-name="T183">input-lg</text:span><text:span text:style-name="T184"> </text:span><text:span text:style-name="T185">o</text:span><text:span text:style-name="T186"> </text:span><text:span text:style-name="T187">input-sm</text:span></text:p>
        </text:list-item>
      </text:list>
      <text:p text:style-name="P212">&lt;form class="form-horizontal" role="form"&gt;</text:p>
      <text:p text:style-name="P213"><text:s text:c="2"/>&lt;div class="form-group form-group-sm"&gt;</text:p>
      <text:p text:style-name="P214"><text:s text:c="4"/>&lt;label class="col-sm-2 control-label" for="formGroupInputSmall"&gt;</text:p>
      <text:p text:style-name="P215"><text:s text:c="6"/>Small label&lt;/label&gt;</text:p>
      <text:p text:style-name="P216"><text:s text:c="4"/>&lt;div class="col-sm-10"&gt;</text:p>
      <text:p text:style-name="P217"><text:s text:c="6"/>&lt;input class="form-control" type="text" id="formGroupInputSmall"</text:p>
      <text:p text:style-name="P218"><text:s text:c="8"/>placeholder="Small input"&gt;</text:p>
      <text:p text:style-name="P219"><text:s text:c="4"/>&lt;/div&gt;</text:p>
      <text:p text:style-name="P220"><text:s text:c="2"/>&lt;/div&gt;</text:p>
      <text:p text:style-name="P221">&lt;/form&gt;</text:p>
      <text:h text:style-name="Heading_20_1" text:outline-level="1">Botones</text:h>
      <text:h text:style-name="Heading_20_2" text:outline-level="2">Ejemplos</text:h>
      <text:p text:style-name="First_20_paragraph"><draw:frame draw:name="img23" svg:width="625.0pt" svg:height="367.0pt"><draw:image xlink:href="Pictures/22.png" xlink:type="simple" xlink:show="embed" xlink:actuate="onLoad"/></draw:frame></text:p>
      <text:h text:style-name="Heading_20_2" text:outline-level="2">Tipos</text:h>
      <text:p text:style-name="First_20_paragraph"><draw:frame draw:name="img24" svg:width="596.0pt" svg:height="102.0pt"><draw:image xlink:href="Pictures/23.png" xlink:type="simple" xlink:show="embed" xlink:actuate="onLoad"/></draw:frame></text:p>
      <text:p text:style-name="P222">&lt;button type="button" class="btn"&gt;Button&lt;/button&gt;</text:p>
      <text:p text:style-name="P223">&lt;button type="button" class="btn btn-default"&gt;Default&lt;/button&gt;</text:p>
      <text:p text:style-name="P224">&lt;button type="button" class="btn btn-primary"&gt;Primary&lt;/button&gt;</text:p>
      <text:p text:style-name="P225">&lt;button type="button" class="btn btn-success"&gt;Success&lt;/button&gt;</text:p>
      <text:p text:style-name="P226">&lt;button type="button" class="btn btn-info"&gt;Info&lt;/button&gt;</text:p>
      <text:p text:style-name="P227">&lt;button type="button" class="btn btn-warning"&gt;Warning&lt;/button&gt;</text:p>
      <text:p text:style-name="P228">&lt;button type="button" class="btn btn-danger"&gt;Danger&lt;/button&gt;</text:p>
      <text:h text:style-name="Heading_20_2" text:outline-level="2">Activados</text:h>
      <text:p text:style-name="First_20_paragraph"><draw:frame draw:name="img25" svg:width="589.0pt" svg:height="96.0pt"><draw:image xlink:href="Pictures/24.png" xlink:type="simple" xlink:show="embed" xlink:actuate="onLoad"/></draw:frame></text:p>
      <text:p text:style-name="P229">&lt;button type="button" class="btn active"&gt;Button&lt;/button&gt;</text:p>
      <text:p text:style-name="P230">&lt;button type="button" class="btn active btn-default"&gt;Default&lt;/button&gt;</text:p>
      <text:p text:style-name="P231">&lt;button type="button" class="btn active btn-primary"&gt;Primary&lt;/button&gt;</text:p>
      <text:p text:style-name="P232">&lt;button type="button" class="btn active btn-success"&gt;Success&lt;/button&gt;</text:p>
      <text:p text:style-name="P233">&lt;button type="button" class="btn active btn-info"&gt;Info&lt;/button&gt;</text:p>
      <text:p text:style-name="P234">&lt;button type="button" class="btn active btn-warning"&gt;Warning&lt;/button&gt;</text:p>
      <text:p text:style-name="P235">&lt;button type="button" class="btn active btn-danger"&gt;Danger&lt;/button&gt;</text:p>
      <text:h text:style-name="Heading_20_2" text:outline-level="2">Desactivados</text:h>
      <text:p text:style-name="First_20_paragraph"><draw:frame draw:name="img26" svg:width="588.0pt" svg:height="96.0pt"><draw:image xlink:href="Pictures/25.png" xlink:type="simple" xlink:show="embed" xlink:actuate="onLoad"/></draw:frame></text:p>
      <text:p text:style-name="P236">&lt;button type="button" disabled="disabled" class="btn"&gt;Button&lt;/button&gt;</text:p>
      <text:p text:style-name="P237">&lt;button type="button" disabled="disabled" class="btn btn-default"&gt;Default&lt;/button&gt;</text:p>
      <text:p text:style-name="P238">&lt;button type="button" disabled="disabled" class="btn btn-primary"&gt;Primary&lt;/button&gt;</text:p>
      <text:p text:style-name="P239">&lt;button type="button" disabled="disabled" class="btn btn-success"&gt;Success&lt;/button&gt;</text:p>
      <text:p text:style-name="P240">&lt;button type="button" disabled="disabled" class="btn btn-info"&gt;Info&lt;/button&gt;</text:p>
      <text:p text:style-name="P241">&lt;button type="button" disabled="disabled" class="btn btn-warning"&gt;Warning&lt;/button&gt;</text:p>
      <text:p text:style-name="P242">&lt;button type="button" disabled="disabled" class="btn btn-danger"&gt;Danger&lt;/button&gt;</text:p>
      <text:h text:style-name="Heading_20_2" text:outline-level="2">Enlaces</text:h>
      <text:p text:style-name="First_20_paragraph"><draw:frame draw:name="img27" svg:width="461.0pt" svg:height="202.0pt"><draw:image xlink:href="Pictures/26.png" xlink:type="simple" xlink:show="embed" xlink:actuate="onLoad"/></draw:frame></text:p>
      <text:p text:style-name="P243">&lt;a href="#" class="btn" role="button"&gt;Link as button&lt;/a&gt;</text:p>
      <text:p text:style-name="P244">&lt;a href="#" class="btn active" role="button"&gt;Link as button Active&lt;/a&gt;</text:p>
      <text:p text:style-name="P245">&lt;a href="#" class="btn disabled" role="button"&gt;Link as button Disabled&lt;/a&gt;</text:p>
      <text:p text:style-name="P246">&lt;br /&gt;&lt;br /&gt; <text:s text:c="5"/></text:p>
      <text:p text:style-name="P247">&lt;a href="#" class="btn btn-default" role="button"&gt;Default link&lt;/a&gt;</text:p>
      <text:p text:style-name="P248">&lt;a href="#" class="btn btn-default active" role="button"&gt;Default link Active&lt;/a&gt;</text:p>
      <text:p text:style-name="P249">&lt;a href="#" class="btn btn-default disabled" role="button"&gt;Default link Disabled&lt;/a&gt;</text:p>
      <text:p text:style-name="P250">&lt;br /&gt;&lt;br /&gt;</text:p>
      <text:p text:style-name="P251">&lt;a href="#" class="btn btn-primary" role="button"&gt;Primary link&lt;/a&gt;</text:p>
      <text:p text:style-name="P252">&lt;a href="#" class="btn btn-primary active" role="button"&gt;Primary link Active&lt;/a&gt;</text:p>
      <text:p text:style-name="P253">&lt;a href="#" class="btn btn-primary disabled" role="button"&gt;Primary link Disabled&lt;/a&gt;</text:p>
      <text:h text:style-name="Heading_20_2" text:outline-level="2">Tamaños</text:h>
      <text:p text:style-name="First_20_paragraph"><draw:frame draw:name="img28" svg:width="484.0pt" svg:height="108.0pt"><draw:image xlink:href="Pictures/27.png" xlink:type="simple" xlink:show="embed" xlink:actuate="onLoad"/></draw:frame></text:p>
      <text:p text:style-name="P254">&lt;button type="button" class="btn btn-primary btn-lg"&gt;Large button&lt;/button&gt;</text:p>
      <text:p text:style-name="P255">&lt;button type="button" class="btn btn-primary"&gt;Default button&lt;/button&gt;</text:p>
      <text:p text:style-name="P256">&lt;button type="button" class="btn btn-primary btn-sm"&gt;Small button&lt;/button&gt;</text:p>
      <text:p text:style-name="P257">&lt;button type="button" class="btn btn-primary btn-xs"&gt;Extra small button&lt;/button&gt;</text:p>
      <text:h text:style-name="Heading_20_2" text:outline-level="2">Expandir</text:h>
      <text:p text:style-name="First_20_paragraph"><draw:frame draw:name="img29" svg:width="573.0pt" svg:height="211.0pt"><draw:image xlink:href="Pictures/28.png" xlink:type="simple" xlink:show="embed" xlink:actuate="onLoad"/></draw:frame></text:p>
      <text:p text:style-name="P258">&lt;button type="button" class="btn btn-primary btn-lg btn-block"&gt;Large button&lt;/button&gt;</text:p>
      <text:p text:style-name="P259">&lt;button type="button" class="btn btn-primary btn-block"&gt;Default button&lt;/button&gt;</text:p>
      <text:p text:style-name="P260">&lt;button type="button" class="btn btn-primary btn-sm btn-block"&gt;Small button&lt;/button&gt;</text:p>
      <text:p text:style-name="P261">&lt;button type="button" class="btn btn-primary btn-xs btn-block"&gt;Extra small button&lt;/button&gt;</text:p>
      <text:h text:style-name="Heading_20_1" text:outline-level="1">Imágenes</text:h>
      <text:h text:style-name="Heading_20_2" text:outline-level="2">Responsive</text:h>
      <text:list text:style-name="L34">
        <text:list-item>
          <text:p text:style-name="P262">Añadir <text:span text:style-name="T188">class=img-responsive</text:span> pondrá max-size=100% y height=auto.</text:p>
        </text:list-item>
      </text:list>
      <text:h text:style-name="Heading_20_2" text:outline-level="2">Efectos</text:h>
      <text:p text:style-name="First_20_paragraph"><draw:frame draw:name="img30" svg:width="476.0pt" svg:height="243.0pt"><draw:image xlink:href="Pictures/29.png" xlink:type="simple" xlink:show="embed" xlink:actuate="onLoad"/></draw:frame></text:p>
      <text:list text:style-name="L35">
        <text:list-item>
          <text:p text:style-name="P263">Se pueden añadir efectos:</text:p>
          <text:list text:style-name="L36">
            <text:list-item>
              <text:p text:style-name="P264"><text:span text:style-name="T189">class=img-rounded</text:span>: redondea los bordes de la foto.</text:p>
            </text:list-item>
            <text:list-item>
              <text:p text:style-name="P264"><text:span text:style-name="T190">class=img-circle</text:span>: convierte la foto en circular.</text:p>
            </text:list-item>
            <text:list-item>
              <text:p text:style-name="P264"><text:span text:style-name="T191">class=img-thumbnail</text:span>: deja un pequeño recuadro a la foto.</text:p>
            </text:list-item>
          </text:list>
        </text:list-item>
      </text:list>
      <text:h text:style-name="Heading_20_1" text:outline-level="1">Helpers</text:h>
      <text:h text:style-name="Heading_20_2" text:outline-level="2">Textos coloreados</text:h>
      <text:p text:style-name="First_20_paragraph"><draw:frame draw:name="img31" svg:width="281.0pt" svg:height="231.0pt"><draw:image xlink:href="Pictures/30.png" xlink:type="simple" xlink:show="embed" xlink:actuate="onLoad"/></draw:frame></text:p>
      <text:p text:style-name="P265">&lt;p class="text-muted"&gt;text-muted&lt;/p&gt;</text:p>
      <text:p text:style-name="P266">&lt;p class="text-primary"&gt;text-primary&lt;/p&gt;</text:p>
      <text:p text:style-name="P267">&lt;p class="text-success"&gt;text-success&lt;/p&gt;</text:p>
      <text:p text:style-name="P268">&lt;p class="text-info"&gt;text-info&lt;/p&gt;</text:p>
      <text:p text:style-name="P269">&lt;p class="text-warning"&gt;text-warning&lt;/p&gt;</text:p>
      <text:p text:style-name="P270">&lt;p class="text-danger"&gt;text-danger&lt;/p&gt;</text:p>
      <text:h text:style-name="Heading_20_2" text:outline-level="2">Colores de fondo</text:h>
      <text:p text:style-name="First_20_paragraph"><draw:frame draw:name="img32" svg:width="758.0pt" svg:height="212.0pt"><draw:image xlink:href="Pictures/31.png" xlink:type="simple" xlink:show="embed" xlink:actuate="onLoad"/></draw:frame></text:p>
      <text:p text:style-name="P271">&lt;p class="bg-primary"&gt;bg-primary&lt;/p&gt;</text:p>
      <text:p text:style-name="P272">&lt;p class="bg-success"&gt;bg-success&lt;/p&gt;</text:p>
      <text:p text:style-name="P273">&lt;p class="bg-info"&gt;bg-info&lt;/p&gt;</text:p>
      <text:p text:style-name="P274">&lt;p class="bg-warning"&gt;bg-warning&lt;/p&gt;</text:p>
      <text:p text:style-name="P275">&lt;p class="bg-danger"&gt;bg-danger&lt;/p&gt;</text:p>
      <text:h text:style-name="Heading_20_2" text:outline-level="2">float y clearfix</text:h>
      <text:p text:style-name="P276">&lt;div class="pull-left"&gt;pull-left&lt;/div&gt;</text:p>
      <text:p text:style-name="P277">&lt;div class="pull-right"&gt;pull-right&lt;/div&gt;</text:p>
      <text:p text:style-name="P278">&lt;p class="text-danger"&gt;antes del clearfix&lt;/p&gt;</text:p>
      <text:p text:style-name="P279">&lt;div class="clearfix"&gt;&lt;/div&gt;</text:p>
      <text:p text:style-name="P280">&lt;p class="text-success"&gt;después del clearfix&lt;/p&gt;</text:p>
      <text:h text:style-name="Heading_20_2" text:outline-level="2">Mostrar y ocultar</text:h>
      <text:p text:style-name="P281">&lt;p&gt;class=show &gt; display: block&lt;/p&gt;</text:p>
      <text:p text:style-name="P282">&lt;div class="show"&gt;show&lt;/div&gt;</text:p>
      <text:p text:style-name="P283"/>
      <text:p text:style-name="P284">&lt;p&gt;class=hidden &gt; display: none&lt;/p&gt;</text:p>
      <text:p text:style-name="P285">&lt;div class="hidden"&gt;hidden&lt;/div&gt;</text:p>
      <text:p text:style-name="P286"/>
      <text:p text:style-name="P287">&lt;p&gt;class=invisible &gt; visibility: hidden (no desaparece del dom) &lt;/p&gt;</text:p>
      <text:p text:style-name="P288">&lt;div class="invisible"&gt;invisible&lt;/div&gt;</text:p>
      <text:p text:style-name="P289"/>
      <text:p text:style-name="P290">&lt;p&gt;class=text-hide&lt;/p&gt; útil cuando quieres una imagen de fondo</text:p>
      <text:p text:style-name="P291">&lt;div class="text-hide"&gt;text-hide&lt;/div&gt;</text:p>
      <text:h text:style-name="Heading_20_2" text:outline-level="2">Accesibilidad</text:h>
      <text:p text:style-name="P292">&lt;p&gt;class=sr-only &gt; solo aparece en los lectores de pantalla&lt;/p&gt;</text:p>
      <text:p text:style-name="P293"/>
      <text:p text:style-name="P294">&lt;p&gt;class=sr-only-focusable &gt; aparece cuando se hace foco sobre él&lt;/p&gt;</text:p>
      <text:p text:style-name="P295"/>
      <text:p text:style-name="P296">&lt;a class="sr-only sr-only-focusable" href="#content"&gt;Skip to main content&lt;/a&gt;</text:p>
      <text:h text:style-name="Heading_20_1" text:outline-level="1">Responsive</text:h>
      <text:h text:style-name="Heading_20_2" text:outline-level="2">Esconder según dispositivo</text:h>
      <text:p text:style-name="P297">&lt;p class="hidden-xs bg-primary"&gt;hidden-xs&lt;/p&gt;</text:p>
      <text:p text:style-name="P298">&lt;p class="hidden-sm bg-primary"&gt;hidden-sm&lt;/p&gt;</text:p>
      <text:p text:style-name="P299">&lt;p class="hidden-md bg-primary"&gt;hidden-md&lt;/p&gt;</text:p>
      <text:p text:style-name="P300">&lt;p class="hidden-lg bg-primary"&gt;hidden-lg&lt;/p&gt;</text:p>
      <text:h text:style-name="Heading_20_2" text:outline-level="2">Mostrar como block según dispositivo</text:h>
      <text:p text:style-name="P301">&lt;p class="visible-xs-block bg-primary"&gt;visible-block-xs&lt;/p&gt;</text:p>
      <text:p text:style-name="P302">&lt;p class="visible-sm-block bg-primary"&gt;visible-block-sm&lt;/p&gt;</text:p>
      <text:p text:style-name="P303">&lt;p class="visible-md-block bg-primary"&gt;visible-block-md&lt;/p&gt;</text:p>
      <text:p text:style-name="P304">&lt;p class="visible-lg-block bg-primary"&gt;visible-block-lg&lt;/p&gt;</text:p>
      <text:h text:style-name="Heading_20_2" text:outline-level="2">Mostrar como inline según dispositivo</text:h>
      <text:p text:style-name="P305">&lt;p class="visible-xs-inline bg-primary"&gt;visible-xs-inline&lt;/p&gt;</text:p>
      <text:p text:style-name="P306">&lt;p class="visible-sm-inline bg-primary"&gt;visible-sm-inline&lt;/p&gt;</text:p>
      <text:p text:style-name="P307">&lt;p class="visible-md-inline bg-primary"&gt;visible-md-inline&lt;/p&gt;</text:p>
      <text:p text:style-name="P308">&lt;p class="visible-lg-inline bg-primary"&gt;visible-lg-inline&lt;/p&gt;</text:p>
      <text:h text:style-name="Heading_20_2" text:outline-level="2">Mostrar u ocultar para imprimir</text:h>
      <text:p text:style-name="P309">&lt;p class="hidden-print bg-primary"&gt;hidden-print&lt;/p&gt;</text:p>
      <text:p text:style-name="P310">&lt;p class="visible-print-block bg-primary"&gt;visible-print-block&lt;/p&gt;</text:p>
      <text:p text:style-name="P311">&lt;p class="visible-print-inline bg-primary"&gt;visible-print-inline&lt;/p&gt;</text:p>
      <text:h text:style-name="Heading_20_1" text:outline-level="1">Componentes</text:h>
      <text:h text:style-name="Heading_20_2" text:outline-level="2">Iconos</text:h>
      <text:list text:style-name="L37">
        <text:list-item>
          <text:p text:style-name="P312">Utiliza una versión reducida de <text:span text:style-name="T192">glyphicons</text:span>:</text:p>
          <text:list text:style-name="L38">
            <text:list-item>
              <text:p text:style-name="P313"><text:a xlink:type="simple" xlink:href="http://glyphicons.com" office:name=""><text:span text:style-name="Definition">http://glyphicons.com</text:span></text:a></text:p>
            </text:list-item>
          </text:list>
        </text:list-item>
        <text:list-item>
          <text:p text:style-name="P312">Alternativa <text:span text:style-name="T193">Font-Awesome</text:span>:</text:p>
          <text:list text:style-name="L39">
            <text:list-item>
              <text:p text:style-name="P314"><text:a xlink:type="simple" xlink:href="http://fortawesome.github.io/Font-Awesome" office:name=""><text:span text:style-name="Definition">http://fortawesome.github.io/Font-Awesome</text:span></text:a></text:p>
            </text:list-item>
          </text:list>
        </text:list-item>
      </text:list>
      <text:p text:style-name="First_20_paragraph"><draw:frame draw:name="img33" svg:width="313.0pt" svg:height="162.0pt"><draw:image xlink:href="Pictures/32.png" xlink:type="simple" xlink:show="embed" xlink:actuate="onLoad"/></draw:frame></text:p>
      <text:p text:style-name="P315">&lt;button type="button" class="btn btn-default"&gt;</text:p>
      <text:p text:style-name="P316"><text:s text:c="2"/>&lt;span class="glyphicon glyphicon-star"&gt;&lt;/span&gt; Star</text:p>
      <text:p text:style-name="P317">&lt;/button&gt;</text:p>
      <text:h text:style-name="Heading_20_2" text:outline-level="2">Dropdown</text:h>
      <text:p text:style-name="First_20_paragraph"><draw:frame draw:name="img34" svg:width="202.0pt" svg:height="199.0pt"><draw:image xlink:href="Pictures/33.png" xlink:type="simple" xlink:show="embed" xlink:actuate="onLoad"/></draw:frame></text:p>
      <text:p text:style-name="P318">&lt;div class="dropdown"&gt;</text:p>
      <text:p text:style-name="P319"><text:s text:c="2"/>&lt;button ... data-toggle="dropdown"&gt;Dropdown&lt;/button&gt;</text:p>
      <text:p text:style-name="P320"><text:s text:c="2"/>&lt;ul ... class="dropdown-menu" role="menu"&gt;</text:p>
      <text:p text:style-name="P321"><text:s text:c="4"/>&lt;li role="presentation" class="dropdown-header"&gt;Header&lt;/li&gt;</text:p>
      <text:p text:style-name="P322"><text:s text:c="4"/>&lt;li role="presentation" class="divider"&gt;&lt;/li&gt;</text:p>
      <text:p text:style-name="P323"><text:s text:c="4"/>&lt;li role="presentation"&gt;</text:p>
      <text:p text:style-name="P324"><text:s text:c="6"/>&lt;a role="menuitem"... href="#"&gt;Action&lt;/a&gt;&lt;/li&gt;</text:p>
      <text:p text:style-name="P325"><text:s text:c="2"/>&lt;/ul&gt;</text:p>
      <text:p text:style-name="P326">&lt;/div&gt;</text:p>
      <text:h text:style-name="Heading_20_2" text:outline-level="2">Button groups</text:h>
      <text:p text:style-name="First_20_paragraph"><draw:frame draw:name="img35" svg:width="211.0pt" svg:height="132.0pt"><draw:image xlink:href="Pictures/34.png" xlink:type="simple" xlink:show="embed" xlink:actuate="onLoad"/></draw:frame></text:p>
      <text:p text:style-name="P327">&lt;div class="btn-group"&gt;</text:p>
      <text:p text:style-name="P328"><text:s text:c="2"/>&lt;button type="button" class="btn btn-default"&gt;Left&lt;/button&gt;</text:p>
      <text:p text:style-name="P329"><text:s text:c="2"/>&lt;button type="button" class="btn btn-default"&gt;Middle&lt;/button&gt;</text:p>
      <text:p text:style-name="P330"><text:s text:c="2"/>&lt;button type="button" class="btn btn-default"&gt;Right&lt;/button&gt;</text:p>
      <text:p text:style-name="P331">&lt;/div&gt;</text:p>
      <text:h text:style-name="Heading_20_2" text:outline-level="2">Input groups</text:h>
      <text:p text:style-name="First_20_paragraph"><draw:frame draw:name="img36" svg:width="1164.0pt" svg:height="501.0pt"><draw:image xlink:href="Pictures/35.png" xlink:type="simple" xlink:show="embed" xlink:actuate="onLoad"/></draw:frame></text:p>
      <text:p text:style-name="P332">&lt;div class="input-group"&gt;</text:p>
      <text:p text:style-name="P333"><text:s text:c="2"/>&lt;span class="input-group-addon"&gt;@&lt;/span&gt;</text:p>
      <text:p text:style-name="P334"><text:s text:c="2"/>&lt;input type="text" class="form-control" placeholder="Username"&gt;</text:p>
      <text:p text:style-name="P335">&lt;/div&gt;</text:p>
      <text:h text:style-name="Heading_20_2" text:outline-level="2">Varios</text:h>
      <text:p text:style-name="First_20_paragraph"><draw:frame draw:name="img37" svg:width="1184.0pt" svg:height="609.0pt"><draw:image xlink:href="Pictures/36.png" xlink:type="simple" xlink:show="embed" xlink:actuate="onLoad"/></draw:frame></text:p>
      <text:h text:style-name="Heading_20_2" text:outline-level="2">Tabs</text:h>
      <text:p text:style-name="P336">&lt;ul class="nav nav-tabs" role="tablist"&gt;</text:p>
      <text:p text:style-name="P337"><text:s text:c="2"/>&lt;li class="active"&gt;&lt;a href="#"&gt;Home&lt;/a&gt;&lt;/li&gt;</text:p>
      <text:p text:style-name="P338"><text:s text:c="2"/>&lt;li&gt;&lt;a href="#"&gt;Help&lt;/a&gt;&lt;/li&gt;</text:p>
      <text:p text:style-name="P339"><text:s text:c="2"/>...</text:p>
      <text:p text:style-name="P340">&lt;/ul&gt;</text:p>
      <text:h text:style-name="Heading_20_2" text:outline-level="2">Pills</text:h>
      <text:p text:style-name="P341">&lt;ul class="nav nav-pills"&gt;</text:p>
      <text:p text:style-name="P342"><text:s text:c="2"/>&lt;li class="active"&gt;&lt;a href="#"&gt;Home&lt;/a&gt;&lt;/li&gt;</text:p>
      <text:p text:style-name="P343"><text:s text:c="2"/>&lt;li&gt;&lt;a href="#"&gt;Help&lt;/a&gt;&lt;/li&gt;</text:p>
      <text:p text:style-name="P344"><text:s text:c="2"/>...</text:p>
      <text:p text:style-name="P345">&lt;/ul&gt;</text:p>
      <text:h text:style-name="Heading_20_2" text:outline-level="2">Navbars</text:h>
      <text:p text:style-name="P346">&lt;nav ...&gt;</text:p>
      <text:p text:style-name="P347"><text:s text:c="2"/>&lt;div class="container-fluid"&gt;</text:p>
      <text:p text:style-name="P348"><text:s text:c="4"/>&lt;div class="navbar-header"&gt;</text:p>
      <text:p text:style-name="P349"><text:s text:c="6"/>&lt;button ... id="collapse-1"&gt;</text:p>
      <text:p text:style-name="P350"><text:s text:c="8"/>&lt;span class="sr-only"&gt;Toggle navigation&lt;/span&gt;</text:p>
      <text:p text:style-name="P351"><text:s text:c="8"/>...</text:p>
      <text:p text:style-name="P352"><text:s text:c="6"/>&lt;/button&gt;</text:p>
      <text:p text:style-name="P353"><text:s text:c="6"/>&lt;a class="navbar-brand" href="#"&gt;Brand&lt;/a&gt;&lt;/div&gt;</text:p>
      <text:p text:style-name="P354"><text:s text:c="4"/>&lt;div ... id="collapse-1"&gt;</text:p>
      <text:p text:style-name="P355"><text:s text:c="6"/>&lt;ul class="nav navbar-nav navbar-right"&gt;</text:p>
      <text:p text:style-name="P356"><text:s text:c="8"/>&lt;li&gt;&lt;a href="#"&gt;Link&lt;/a&gt;&lt;/li&gt;</text:p>
      <text:p text:style-name="P357"><text:s text:c="8"/>...</text:p>
      <text:p text:style-name="P358"><text:s text:c="6"/>&lt;/ul&gt;&lt;/div&gt;</text:p>
      <text:p text:style-name="P359"><text:s text:c="2"/>&lt;/div&gt;</text:p>
      <text:p text:style-name="P360">&lt;/nav&gt;</text:p>
      <text:h text:style-name="Heading_20_2" text:outline-level="2">Breadcrumbs</text:h>
      <text:p text:style-name="P361">&lt;ol class="breadcrumb"&gt;</text:p>
      <text:p text:style-name="P362"><text:s text:c="2"/>&lt;li&gt;&lt;a href="#"&gt;Home&lt;/a&gt;&lt;/li&gt;</text:p>
      <text:p text:style-name="P363"><text:s text:c="2"/>&lt;li&gt;&lt;a href="#"&gt;Library&lt;/a&gt;&lt;/li&gt;</text:p>
      <text:p text:style-name="P364"><text:s text:c="2"/>&lt;li class="active"&gt;Data&lt;/li&gt;</text:p>
      <text:p text:style-name="P365">&lt;/ol&gt;</text:p>
      <text:h text:style-name="Heading_20_2" text:outline-level="2">Pagination</text:h>
      <text:p text:style-name="First_20_paragraph"><draw:frame draw:name="img38" svg:width="498.0pt" svg:height="162.0pt"><draw:image xlink:href="Pictures/37.png" xlink:type="simple" xlink:show="embed" xlink:actuate="onLoad"/></draw:frame></text:p>
      <text:p text:style-name="P366">&lt;ul class="pagination"&gt;</text:p>
      <text:p text:style-name="P367"><text:s text:c="2"/>&lt;li class="disabled"&gt;&lt;span&gt;&amp;laquo;&lt;/span&gt;&lt;/li&gt;</text:p>
      <text:p text:style-name="P368"><text:s text:c="2"/>&lt;li class="active"&gt;</text:p>
      <text:p text:style-name="P369"><text:s text:c="4"/>&lt;span&gt;1&lt;span class="sr-only"&gt;(current)&lt;/span&gt;&lt;/span&gt;&lt;/li&gt;</text:p>
      <text:p text:style-name="P370"><text:s text:c="2"/>&lt;li&gt;&lt;a href="#"&gt;2&lt;/a&gt;&lt;/li&gt;</text:p>
      <text:p text:style-name="P371"><text:s text:c="2"/>&lt;li&gt;&lt;a href="#"&gt;3&lt;/a&gt;&lt;/li&gt;</text:p>
      <text:p text:style-name="P372"><text:s text:c="2"/>&lt;li&gt;&lt;a href="#"&gt;4&lt;/a&gt;&lt;/li&gt;</text:p>
      <text:p text:style-name="P373"><text:s text:c="2"/>&lt;li&gt;&lt;a href="#"&gt;5&lt;/a&gt;&lt;/li&gt;</text:p>
      <text:p text:style-name="P374"><text:s text:c="2"/>&lt;li&gt;&lt;a href="#"&gt;&amp;raquo;&lt;/a&gt;&lt;/li&gt;</text:p>
      <text:p text:style-name="P375">&lt;/ul&gt;</text:p>
      <text:h text:style-name="Heading_20_2" text:outline-level="2">Pager</text:h>
      <text:p text:style-name="First_20_paragraph"><draw:frame draw:name="img39" svg:width="498.0pt" svg:height="142.0pt"><draw:image xlink:href="Pictures/38.png" xlink:type="simple" xlink:show="embed" xlink:actuate="onLoad"/></draw:frame></text:p>
      <text:p text:style-name="P376">&lt;ul class="pager"&gt;</text:p>
      <text:p text:style-name="P377"><text:s text:c="2"/>&lt;li class="previous disabled"&gt;&lt;a href="#"&gt;&amp;larr; Older&lt;/a&gt;&lt;/li&gt;</text:p>
      <text:p text:style-name="P378"><text:s text:c="2"/>&lt;li class="next"&gt;&lt;a href="#"&gt;Newer &amp;rarr;&lt;/a&gt;&lt;/li&gt;</text:p>
      <text:p text:style-name="P379">&lt;/ul&gt;</text:p>
      <text:h text:style-name="Heading_20_2" text:outline-level="2">Labels</text:h>
      <text:p text:style-name="First_20_paragraph"><draw:frame draw:name="img40" svg:width="342.0pt" svg:height="119.0pt"><draw:image xlink:href="Pictures/39.png" xlink:type="simple" xlink:show="embed" xlink:actuate="onLoad"/></draw:frame></text:p>
      <text:p text:style-name="P380">&lt;span class="label label-default"&gt;Default&lt;/span&gt;</text:p>
      <text:p text:style-name="P381">&lt;span class="label label-primary"&gt;Primary&lt;/span&gt;</text:p>
      <text:p text:style-name="P382">&lt;span class="label label-success"&gt;Success&lt;/span&gt;</text:p>
      <text:p text:style-name="P383">&lt;span class="label label-info"&gt;Info&lt;/span&gt;</text:p>
      <text:p text:style-name="P384">&lt;span class="label label-warning"&gt;Warning&lt;/span&gt;</text:p>
      <text:p text:style-name="P385">&lt;span class="label label-danger"&gt;Danger&lt;/span&gt;</text:p>
      <text:h text:style-name="Heading_20_2" text:outline-level="2">Badges</text:h>
      <text:p text:style-name="First_20_paragraph"><draw:frame draw:name="img41" svg:width="337.0pt" svg:height="213.0pt"><draw:image xlink:href="Pictures/40.png" xlink:type="simple" xlink:show="embed" xlink:actuate="onLoad"/></draw:frame></text:p>
      <text:p text:style-name="P386">&lt;ul class="nav nav-pills"&gt;</text:p>
      <text:p text:style-name="P387"><text:s text:c="2"/>&lt;li class="active"&gt;</text:p>
      <text:p text:style-name="P388"><text:s text:c="4"/>&lt;a href="#"&gt;Home&lt;span class="badge"&gt;42&lt;/span&gt;&lt;/a&gt;&lt;/li&gt;</text:p>
      <text:p text:style-name="P389"><text:s text:c="2"/>&lt;li&gt;&lt;a href="#"&gt;Profile&lt;/a&gt;&lt;/li&gt;</text:p>
      <text:p text:style-name="P390"><text:s text:c="2"/>&lt;li&gt;&lt;a href="#"&gt;Messages&lt;span class="badge"&gt;3&lt;/span&gt;&lt;/a&gt;&lt;/li&gt;</text:p>
      <text:p text:style-name="P391">&lt;/ul&gt;</text:p>
      <text:p text:style-name="P392">&lt;button class="btn btn-default" type="button"&gt;Messages</text:p>
      <text:p text:style-name="P393"><text:s text:c="2"/>&lt;span class="badge"&gt;4&lt;/span&gt;</text:p>
      <text:p text:style-name="P394">&lt;/button&gt;</text:p>
      <text:h text:style-name="Heading_20_2" text:outline-level="2">Jumbotron</text:h>
      <text:p text:style-name="First_20_paragraph"><draw:frame draw:name="img42" svg:width="1169.0pt" svg:height="425.0pt"><draw:image xlink:href="Pictures/41.png" xlink:type="simple" xlink:show="embed" xlink:actuate="onLoad"/></draw:frame></text:p>
      <text:p text:style-name="P395">&lt;div class="jumbotron"&gt;</text:p>
      <text:p text:style-name="P396"><text:s text:c="2"/>&lt;h1&gt;Hello, world!&lt;/h1&gt;</text:p>
      <text:p text:style-name="P397"><text:s text:c="2"/>&lt;p&gt;...&lt;/p&gt;</text:p>
      <text:p text:style-name="P398"><text:s text:c="2"/>&lt;p&gt;&lt;a class="btn btn-primary btn-lg" role="button"&gt;Learn more&lt;/a&gt;&lt;/p&gt;</text:p>
      <text:p text:style-name="P399">&lt;/div&gt;</text:p>
      <text:h text:style-name="Heading_20_2" text:outline-level="2">Thumbnails</text:h>
      <text:p text:style-name="First_20_paragraph"><draw:frame draw:name="img43" svg:width="1173.0pt" svg:height="515.0pt"><draw:image xlink:href="Pictures/42.png" xlink:type="simple" xlink:show="embed" xlink:actuate="onLoad"/></draw:frame></text:p>
      <text:p text:style-name="P400">&lt;div class="row"&gt;</text:p>
      <text:p text:style-name="P401"><text:s text:c="2"/>&lt;div class="col-sm-6 col-md-4"&gt;</text:p>
      <text:p text:style-name="P402"><text:s text:c="4"/>&lt;div class="thumbnail"&gt;</text:p>
      <text:p text:style-name="P403"><text:s text:c="6"/>&lt;img src="img.jpg"...&gt;</text:p>
      <text:p text:style-name="P404"><text:s text:c="6"/>&lt;div class="caption"&gt;</text:p>
      <text:p text:style-name="P405"><text:s text:c="8"/>&lt;h3&gt;Thumbnail label&lt;/h3&gt;</text:p>
      <text:p text:style-name="P406"><text:s text:c="8"/>&lt;p&gt;...&lt;/p&gt;</text:p>
      <text:p text:style-name="P407"><text:s text:c="6"/>&lt;/div&gt;</text:p>
      <text:p text:style-name="P408"><text:s text:c="4"/>&lt;/div&gt;</text:p>
      <text:p text:style-name="P409"><text:s text:c="2"/>&lt;/div&gt;</text:p>
      <text:p text:style-name="P410">&lt;/div&gt;</text:p>
      <text:h text:style-name="Heading_20_2" text:outline-level="2">Alerts</text:h>
      <text:p text:style-name="First_20_paragraph"><draw:frame draw:name="img44" svg:width="1181.0pt" svg:height="379.0pt"><draw:image xlink:href="Pictures/43.png" xlink:type="simple" xlink:show="embed" xlink:actuate="onLoad"/></draw:frame></text:p>
      <text:p text:style-name="P411">&lt;div class="alert alert-success" role="alert"&gt;</text:p>
      <text:p text:style-name="P412"><text:s text:c="2"/>&lt;strong&gt;Well done!&lt;/strong&gt;&lt;/div&gt;</text:p>
      <text:p text:style-name="P413">&lt;div class="alert alert-info" role="alert"&gt;</text:p>
      <text:p text:style-name="P414"><text:s text:c="2"/>&lt;strong&gt;Heads up!&lt;/strong&gt;&lt;/div&gt;</text:p>
      <text:p text:style-name="P415">&lt;div class="alert alert-warning" role="alert"&gt;</text:p>
      <text:p text:style-name="P416"><text:s text:c="2"/>&lt;strong&gt;Warning!&lt;/strong&gt;&lt;/div&gt;</text:p>
      <text:p text:style-name="P417">&lt;div class="alert alert-danger" role="alert"&gt;</text:p>
      <text:p text:style-name="P418"><text:s text:c="2"/>&lt;strong&gt;Oh snap!&lt;/strong&gt;&lt;/div&gt;</text:p>
      <text:h text:style-name="Heading_20_2" text:outline-level="2">Progress Bar</text:h>
      <text:p text:style-name="First_20_paragraph"><draw:frame draw:name="img45" svg:width="1174.0pt" svg:height="320.0pt"><draw:image xlink:href="Pictures/44.png" xlink:type="simple" xlink:show="embed" xlink:actuate="onLoad"/></draw:frame></text:p>
      <text:p text:style-name="P419">&lt;div class="progress"&gt;</text:p>
      <text:p text:style-name="P420"><text:s text:c="2"/>&lt;div class="progress-bar" role="progressbar"</text:p>
      <text:p text:style-name="P421"><text:s text:c="4"/>aria-valuenow="0" <text:s text:c="1"/>aria-valuemin="0"</text:p>
      <text:p text:style-name="P422"><text:s text:c="4"/>aria-valuemax="100"&gt;0%&lt;/div&gt;&lt;/div&gt;</text:p>
      <text:p text:style-name="P423">&lt;div class="progress"&gt;</text:p>
      <text:p text:style-name="P424"><text:s text:c="2"/>&lt;div class="progress-bar" role="progressbar"</text:p>
      <text:p text:style-name="P425"><text:s text:c="4"/>aria-valuenow="2" aria-valuemin="0"</text:p>
      <text:p text:style-name="P426"><text:s text:c="4"/>aria-valuemax="100" style="width: 2%;"&gt;</text:p>
      <text:p text:style-name="P427"><text:s text:c="4"/>2%&lt;/div&gt;&lt;/div&gt;</text:p>
      <text:p text:style-name="P428">&lt;div class="progress"&gt;</text:p>
      <text:p text:style-name="P429"><text:s text:c="2"/>&lt;div class="progress-bar progress-bar-success" ... style="width: 40%"&gt;</text:p>
      <text:p text:style-name="P430"><text:s text:c="4"/>&lt;span class="sr-only"&gt;40% Complete (success)...</text:p>
      <text:p text:style-name="P431">&lt;div class="progress"&gt;</text:p>
      <text:p text:style-name="P432"><text:s text:c="2"/>&lt;div class="progress-bar progress-bar-info <text:s text:c="1"/>progress-bar-striped"</text:p>
      <text:p text:style-name="P433"><text:s text:c="4"/>... style="width: 20%"&gt;&lt;span class="sr-only"&gt;20% Complete...</text:p>
      <text:p text:style-name="P434">&lt;div class="progress"&gt;</text:p>
      <text:p text:style-name="P435"><text:s text:c="2"/>&lt;div class="progress-bar progress-bar-warning progress-bar-striped active"</text:p>
      <text:p text:style-name="P436"><text:s text:c="4"/>... style="width: 60%"&gt;&lt;span class="sr-only"&gt;60% Complete (warning)...</text:p>
      <text:p text:style-name="P437">&lt;div class="progress"&gt;</text:p>
      <text:p text:style-name="P438"><text:s text:c="2"/>&lt;div class="progress-bar" style="width: 35%"&gt;</text:p>
      <text:p text:style-name="P439"><text:s text:c="4"/>&lt;span class="sr-only"&gt;35% Complete (success)&lt;/span&gt;&lt;/div&gt;</text:p>
      <text:p text:style-name="P440"><text:s text:c="2"/>&lt;div class="progress-bar progress-bar-warning progress-bar-striped"</text:p>
      <text:p text:style-name="P441"><text:s text:c="4"/>style="width: 20%"&gt;&lt;span class="sr-only"&gt;20% Complete (warning)&lt;/span&gt;&lt;/div&gt;</text:p>
      <text:p text:style-name="P442"><text:s text:c="2"/>&lt;div class="progress-bar progress-bar-danger progress-bar-striped active"</text:p>
      <text:p text:style-name="P443"><text:s text:c="4"/>style="width: 10%"&gt;&lt;span class="sr-only"&gt;10% Complete (danger)&lt;/span&gt;&lt;/div&gt;</text:p>
      <text:p text:style-name="P444">&lt;/div&gt;</text:p>
      <text:h text:style-name="Heading_20_2" text:outline-level="2">Media</text:h>
      <text:p text:style-name="First_20_paragraph"><draw:frame draw:name="img46" svg:width="1170.0pt" svg:height="458.0pt"><draw:image xlink:href="Pictures/45.png" xlink:type="simple" xlink:show="embed" xlink:actuate="onLoad"/></draw:frame></text:p>
      <text:p text:style-name="P445">&lt;ul class="media-list"&gt;</text:p>
      <text:p text:style-name="P446"><text:s text:c="2"/>&lt;li class="media"&gt;</text:p>
      <text:p text:style-name="P447"><text:s text:c="4"/>&lt;a class="pull-left" href="#"&gt;</text:p>
      <text:p text:style-name="P448"><text:s text:c="6"/>&lt;img src="img.png"&gt;</text:p>
      <text:p text:style-name="P449"><text:s text:c="4"/>&lt;/a&gt;</text:p>
      <text:p text:style-name="P450"><text:s text:c="4"/>&lt;div class="media-body"&gt;</text:p>
      <text:p text:style-name="P451"><text:s text:c="6"/>&lt;h4 class="media-heading"&gt;Media heading&lt;/h4&gt;</text:p>
      <text:p text:style-name="P452"><text:s text:c="6"/>&lt;p&gt;...&lt;/p&gt;</text:p>
      <text:p text:style-name="P453"><text:s text:c="4"/>&lt;/div&gt;</text:p>
      <text:p text:style-name="P454"><text:s text:c="2"/>&lt;/li&gt;</text:p>
      <text:p text:style-name="P455">&lt;/ul&gt;</text:p>
      <text:h text:style-name="Heading_20_2" text:outline-level="2">List group</text:h>
      <text:p text:style-name="First_20_paragraph"><draw:frame draw:name="img47" svg:width="641.0pt" svg:height="301.0pt"><draw:image xlink:href="Pictures/46.png" xlink:type="simple" xlink:show="embed" xlink:actuate="onLoad"/></draw:frame></text:p>
      <text:p text:style-name="P456">&lt;div class="list-group"&gt;</text:p>
      <text:p text:style-name="P457"><text:s text:c="2"/>&lt;a href="#" class="list-group-item active"&gt;Cras justo odio&lt;/a&gt;</text:p>
      <text:p text:style-name="P458"><text:s text:c="2"/>&lt;a href="#" class="list-group-item"&gt;Dapibus ac facilisis in&lt;/a&gt;</text:p>
      <text:p text:style-name="P459"><text:s text:c="4"/>...</text:p>
      <text:p text:style-name="P460">&lt;/div&gt;</text:p>
      <text:h text:style-name="Heading_20_2" text:outline-level="2">Panel group</text:h>
      <text:p text:style-name="First_20_paragraph"><draw:frame draw:name="img48" svg:width="642.0pt" svg:height="225.0pt"><draw:image xlink:href="Pictures/47.png" xlink:type="simple" xlink:show="embed" xlink:actuate="onLoad"/></draw:frame></text:p>
      <text:p text:style-name="P461">&lt;div class="panel panel-primary"&gt;</text:p>
      <text:p text:style-name="P462"><text:s text:c="2"/>&lt;div class="panel-heading"&gt;</text:p>
      <text:p text:style-name="P463"><text:s text:c="4"/>&lt;h3 class="panel-title"&gt;Panel title&lt;/h3&gt;&lt;/div&gt;</text:p>
      <text:p text:style-name="P464"><text:s text:c="2"/>&lt;div class="panel-body"&gt;Panel content&lt;/div&gt;</text:p>
      <text:p text:style-name="P465"><text:s text:c="2"/>&lt;div class="panel-footer"&gt;Panel footer&lt;/div&gt;</text:p>
      <text:p text:style-name="P466">&lt;/div&gt;</text:p>
      <text:h text:style-name="Heading_20_2" text:outline-level="2">Responsive embed</text:h>
      <text:p text:style-name="P467">&lt;div class="embed-responsive embed-responsive-16by9"&gt;</text:p>
      <text:p text:style-name="P468"><text:s text:c="2"/>&lt;iframe class="embed-responsive-item" src="//www.youtube.com/..."</text:p>
      <text:p text:style-name="P469"><text:s text:c="4"/>allowfullscreen=""&gt;&lt;/iframe&gt;</text:p>
      <text:p text:style-name="P470">&lt;/div&gt;</text:p>
      <text:h text:style-name="Heading_20_1" text:outline-level="1">JavaScript</text:h>
      <text:h text:style-name="Heading_20_2" text:outline-level="2">Modal</text:h>
      <text:p text:style-name="First_20_paragraph"><draw:frame draw:name="img49" svg:width="918.0pt" svg:height="270.0pt"><draw:image xlink:href="Pictures/48.png" xlink:type="simple" xlink:show="embed" xlink:actuate="onLoad"/></draw:frame></text:p>
      <text:p text:style-name="P471">&lt;button class="btn btn-primary btn-lg" data-toggle="modal" data-target="#myModal"&gt;</text:p>
      <text:p text:style-name="P472"><text:s text:c="2"/>Launch demo modal</text:p>
      <text:p text:style-name="P473">&lt;/button&gt;</text:p>
      <text:p text:style-name="P474">&lt;div class="modal fade" id="myModal" tabindex="-1" role="dialog"</text:p>
      <text:p text:style-name="P475"><text:s text:c="2"/>aria-labelledby="myModalLabel" aria-hidden="true"&gt;</text:p>
      <text:p text:style-name="P476"><text:s text:c="2"/>&lt;div class="modal-dialog"&gt;</text:p>
      <text:p text:style-name="P477"><text:s text:c="4"/>&lt;div class="modal-content"&gt;</text:p>
      <text:p text:style-name="P478"><text:s text:c="6"/>&lt;div class="modal-header"&gt;...&lt;/div&gt;</text:p>
      <text:p text:style-name="P479"><text:s text:c="6"/>&lt;div class="modal-body"&gt;...&lt;/div&gt;</text:p>
      <text:p text:style-name="P480"><text:s text:c="6"/>&lt;div class="modal-footer"&gt;...&lt;/div&gt;</text:p>
      <text:p text:style-name="P481"><text:s text:c="4"/>&lt;/div&gt;</text:p>
      <text:p text:style-name="P482"><text:s text:c="2"/>&lt;/div&gt;</text:p>
      <text:p text:style-name="P483">&lt;/div&gt;</text:p>
      <text:h text:style-name="Heading_20_2" text:outline-level="2">Tabs</text:h>
      <text:p text:style-name="First_20_paragraph"><draw:frame draw:name="img50" svg:width="639.0pt" svg:height="303.0pt"><draw:image xlink:href="Pictures/49.png" xlink:type="simple" xlink:show="embed" xlink:actuate="onLoad"/></draw:frame></text:p>
      <text:p text:style-name="P484">&lt;ul id="myTab" class="nav nav-tabs" role="tablist"&gt;</text:p>
      <text:p text:style-name="P485"><text:s text:c="2"/>&lt;li class=""&gt;</text:p>
      <text:p text:style-name="P486"><text:s text:c="4"/>&lt;a href="#home" role="tab" data-toggle="tab"&gt;Home&lt;/a&gt;&lt;/li&gt;</text:p>
      <text:p text:style-name="P487"><text:s text:c="2"/>&lt;li class="active"&gt;</text:p>
      <text:p text:style-name="P488"><text:s text:c="4"/>&lt;a href="#profile" role="tab" data-toggle="tab"&gt;Profile&lt;/a&gt;&lt;/li&gt;</text:p>
      <text:p text:style-name="P489"><text:s text:c="2"/>...</text:p>
      <text:p text:style-name="P490">&lt;/ul&gt;</text:p>
      <text:p text:style-name="P491">&lt;div id="myTabContent" class="tab-content"&gt;</text:p>
      <text:p text:style-name="P492"><text:s text:c="2"/>&lt;div class="tab-pane fade" id="home"&gt;</text:p>
      <text:p text:style-name="P493"><text:s text:c="4"/>&lt;p&gt;...&lt;/p&gt;</text:p>
      <text:p text:style-name="P494"><text:s text:c="2"/>&lt;/div&gt;</text:p>
      <text:p text:style-name="P495"><text:s text:c="2"/>&lt;div class="tab-pane fade active in" id="profile"&gt;</text:p>
      <text:p text:style-name="P496"><text:s text:c="4"/>&lt;p&gt;...&lt;/p&gt;</text:p>
      <text:p text:style-name="P497"><text:s text:c="2"/>&lt;/div&gt;</text:p>
      <text:p text:style-name="P498"><text:s text:c="2"/>...</text:p>
      <text:p text:style-name="P499">&lt;/div&gt;</text:p>
      <text:h text:style-name="Heading_20_2" text:outline-level="2">Tooltips</text:h>
      <text:p text:style-name="First_20_paragraph"><draw:frame draw:name="img51" svg:width="637.0pt" svg:height="290.0pt"><draw:image xlink:href="Pictures/50.png" xlink:type="simple" xlink:show="embed" xlink:actuate="onLoad"/></draw:frame></text:p>
      <text:p text:style-name="P500">&lt;script&gt;</text:p>
      <text:p text:style-name="P501"><text:s text:c="2"/>$( document ).ready( function() {</text:p>
      <text:p text:style-name="P502"><text:s text:c="4"/>$('[data-toggle="tooltip"]')</text:p>
      <text:p text:style-name="P503"><text:s text:c="6"/>.tooltip();</text:p>
      <text:p text:style-name="P504"><text:s text:c="2"/>});</text:p>
      <text:p text:style-name="P505">&lt;/script&gt;</text:p>
      <text:p text:style-name="P506">&lt;p class="muted"&gt;</text:p>
      <text:p text:style-name="P507"><text:s text:c="2"/>Farm-to-table seitan, mcsweeney's <text:s text:c="1"/>fixie sustainable quinoa 8-bit</text:p>
      <text:p text:style-name="P508"><text:s text:c="2"/>american apparel</text:p>
      <text:p text:style-name="P509"><text:s text:c="2"/>&lt;a href="#" data-toggle="tooltip" title="Another tooltip"&gt;have a&lt;/a&gt;</text:p>
      <text:p text:style-name="P510"><text:s text:c="2"/>terry richardson vinyl chambray.&lt;/p&gt;</text:p>
      <text:p text:style-name="P511">&lt;button type="button" class="btn btn-default" data-toggle="tooltip"</text:p>
      <text:p text:style-name="P512"><text:s text:c="2"/>data-placement="right" title="Tooltip on right"&gt;</text:p>
      <text:p text:style-name="P513"><text:s text:c="4"/>Tooltip on right&lt;/button&gt;</text:p>
      <text:h text:style-name="Heading_20_2" text:outline-level="2">Popover</text:h>
      <text:p text:style-name="First_20_paragraph"><draw:frame draw:name="img52" svg:width="844.0pt" svg:height="172.0pt"><draw:image xlink:href="Pictures/51.png" xlink:type="simple" xlink:show="embed" xlink:actuate="onLoad"/></draw:frame></text:p>
      <text:p text:style-name="P514">&lt;script&gt;</text:p>
      <text:p text:style-name="P515"><text:s text:c="2"/>$( document ).ready( function() {</text:p>
      <text:p text:style-name="P516"><text:s text:c="4"/>$('[data-toggle="popover"]')</text:p>
      <text:p text:style-name="P517"><text:s text:c="6"/>.popover();</text:p>
      <text:p text:style-name="P518"><text:s text:c="2"/>});</text:p>
      <text:p text:style-name="P519">&lt;/script&gt;</text:p>
      <text:p text:style-name="P520">&lt;button type="button" class="btn btn-default" title="Popover title"</text:p>
      <text:p text:style-name="P521"><text:s text:c="2"/>data-container="body" data-toggle="popover" data-placement="right"</text:p>
      <text:p text:style-name="P522"><text:s text:c="2"/>data-content="Vivamus sagittis lacus vel augue laoreet rutrum faucibus."&gt;</text:p>
      <text:p text:style-name="P523"><text:s text:c="6"/>Popover on right&lt;/button&gt;</text:p>
      <text:h text:style-name="Heading_20_2" text:outline-level="2">Accordion</text:h>
      <text:p text:style-name="First_20_paragraph"><draw:frame draw:name="img53" svg:width="719.0pt" svg:height="372.0pt"><draw:image xlink:href="Pictures/52.png" xlink:type="simple" xlink:show="embed" xlink:actuate="onLoad"/></draw:frame></text:p>
      <text:p text:style-name="P524">&lt;div class="panel-group" id="accordion"&gt;</text:p>
      <text:p text:style-name="P525"><text:s text:c="2"/>&lt;div class="panel panel-default"&gt;</text:p>
      <text:p text:style-name="P526"><text:s text:c="4"/>&lt;div class="panel-heading"&gt;</text:p>
      <text:p text:style-name="P527"><text:s text:c="6"/>&lt;h4 class="panel-title"&gt;</text:p>
      <text:p text:style-name="P528"><text:s text:c="8"/>&lt;a data-toggle="collapse" data-parent="#accordion" href="#collapseOne"&gt;</text:p>
      <text:p text:style-name="P529"><text:s text:c="12"/>Group Item #1&lt;/a&gt;&lt;/h4&gt;&lt;/div&gt;</text:p>
      <text:p text:style-name="P530"><text:s text:c="4"/>&lt;div id="collapseOne" class="panel-collapse collapse in"&gt;</text:p>
      <text:p text:style-name="P531"><text:s text:c="6"/>&lt;div class="panel-body"&gt;...&lt;/div&gt;&lt;/div&gt;</text:p>
      <text:p text:style-name="P532"><text:s text:c="2"/>&lt;/div&gt;</text:p>
      <text:p text:style-name="P533"><text:s text:c="2"/>...</text:p>
      <text:p text:style-name="P534">&lt;/div&gt;</text:p>
      <text:h text:style-name="Heading_20_2" text:outline-level="2">Carousel</text:h>
      <text:p text:style-name="First_20_paragraph"><draw:frame draw:name="img54" svg:width="712.0pt" svg:height="477.0pt"><draw:image xlink:href="Pictures/53.png" xlink:type="simple" xlink:show="embed" xlink:actuate="onLoad"/></draw:frame></text:p>
      <text:p text:style-name="P535">&lt;div class="container" style="max-width: 900px"&gt;</text:p>
      <text:p text:style-name="P536"><text:s text:c="2"/>&lt;div id="carousel-example-generic" class="carousel slide" data-ride="carousel"&gt;</text:p>
      <text:p text:style-name="P537"><text:s text:c="4"/>&lt;ol class="carousel-indicators"&gt;...&lt;/ol&gt;</text:p>
      <text:p text:style-name="P538"><text:s text:c="4"/>&lt;div class="carousel-inner"&gt;...&lt;/div&gt;</text:p>
      <text:p text:style-name="P539"><text:s text:c="4"/>&lt;a class="left carousel-control" ...&lt;/a&gt;</text:p>
      <text:p text:style-name="P540"><text:s text:c="4"/>&lt;a class="right carousel-control" ...&lt;/a&gt;</text:p>
      <text:p text:style-name="P541"><text:s text:c="2"/>&lt;/div&gt;</text:p>
      <text:p text:style-name="P542">&lt;/div&gt;</text:p>
      <text:p text:style-name="P543">&lt;ol class="carousel-indicators"&gt;</text:p>
      <text:p text:style-name="P544"><text:s text:c="2"/>&lt;li data-target="#carousel-example-generic" data-slide-to="0"</text:p>
      <text:p text:style-name="P545"><text:s text:c="4"/>class=""&gt;&lt;/li&gt;</text:p>
      <text:p text:style-name="P546"><text:s text:c="2"/>&lt;li data-target="#carousel-example-generic" data-slide-to="1"</text:p>
      <text:p text:style-name="P547"><text:s text:c="4"/>class="active"&gt;&lt;/li&gt;</text:p>
      <text:p text:style-name="P548"><text:s text:c="2"/>&lt;li data-target="#carousel-example-generic" data-slide-to="2"</text:p>
      <text:p text:style-name="P549"><text:s text:c="4"/>class=""&gt;&lt;/li&gt;</text:p>
      <text:p text:style-name="P550">&lt;/ol&gt;</text:p>
      <text:p text:style-name="P551">&lt;div class="carousel-inner"&gt;</text:p>
      <text:p text:style-name="P552"><text:s text:c="2"/>&lt;div class="item active left"&gt;</text:p>
      <text:p text:style-name="P553"><text:s text:c="4"/>&lt;img src="img1.png" data-src="..." alt="First slide"&gt;</text:p>
      <text:p text:style-name="P554"><text:s text:c="2"/>&lt;/div&gt;</text:p>
      <text:p text:style-name="P555"><text:s text:c="2"/>&lt;div class="item next left"&gt;</text:p>
      <text:p text:style-name="P556"><text:s text:c="4"/>&lt;img src="img2.png" data-src="..." alt="Second slide"&gt;</text:p>
      <text:p text:style-name="P557"><text:s text:c="2"/>&lt;/div&gt;</text:p>
      <text:p text:style-name="P558"><text:s text:c="2"/>&lt;div class="item"&gt;</text:p>
      <text:p text:style-name="P559"><text:s text:c="4"/>&lt;img src="img2.png" data-src="..." alt="Third slide"&gt;</text:p>
      <text:p text:style-name="P560"><text:s text:c="2"/>&lt;/div&gt;</text:p>
      <text:p text:style-name="P561">&lt;/div&gt;</text:p>
      <text:p text:style-name="P562">&lt;a class="left carousel-control" <text:s text:c="1"/>href="#carousel-example-generic"</text:p>
      <text:p text:style-name="P563"><text:s text:c="2"/>role="button" <text:s text:c="1"/>data-slide="prev"&gt;</text:p>
      <text:p text:style-name="P564"><text:s text:c="2"/>&lt;span class="glyphicon glyphicon-chevron-left"&gt;&lt;/span&gt;</text:p>
      <text:p text:style-name="P565">&lt;/a&gt;</text:p>
      <text:p text:style-name="P566">&lt;a class="right carousel-control" <text:s text:c="1"/>href="#carousel-example-generic"</text:p>
      <text:p text:style-name="P567"><text:s text:c="2"/>role="button" data-slide="next"&gt;</text:p>
      <text:p text:style-name="P568"><text:s text:c="2"/>&lt;span class="glyphicon <text:s text:c="1"/>glyphicon-chevron-right"&gt;&lt;/span&gt;</text:p>
      <text:p text:style-name="P569">&lt;/a&gt;</text:p>
      <text:h text:style-name="Heading_20_1" text:outline-level="1">Ejemplos</text:h>
      <text:h text:style-name="Heading_20_2" text:outline-level="2">Índice</text:h>
      <text:list text:style-name="L40">
        <text:list-item>
          <text:p text:style-name="P570">Using the framework</text:p>
        </text:list-item>
        <text:list-item>
          <text:p text:style-name="P570">Navbars in action</text:p>
        </text:list-item>
        <text:list-item>
          <text:p text:style-name="P570">Custom components</text:p>
        </text:list-item>
        <text:list-item>
          <text:p text:style-name="P570">Experiments</text:p>
        </text:list-item>
      </text:list>
      <text:h text:style-name="Heading_20_3" text:outline-level="3">Using the framework</text:h>
      <text:list text:style-name="L41">
        <text:list-item>
          <text:p text:style-name="P571">Starter template</text:p>
        </text:list-item>
        <text:list-item>
          <text:p text:style-name="P571">Bootstrap theme</text:p>
        </text:list-item>
        <text:list-item>
          <text:p text:style-name="P571">Grids</text:p>
        </text:list-item>
        <text:list-item>
          <text:p text:style-name="P571">Jumbotron</text:p>
        </text:list-item>
        <text:list-item>
          <text:p text:style-name="P571">Narrow jumbotron</text:p>
        </text:list-item>
      </text:list>
      <text:h text:style-name="Heading_20_4" text:outline-level="4">Starter template</text:h>
      <text:list text:style-name="L42">
        <text:list-item>
          <text:p text:style-name="P572"><text:a xlink:type="simple" xlink:href="http://getbootstrap.com/examples/starter-template" office:name=""><text:span text:style-name="Definition">http://getbootstrap.com/examples/starter-template</text:span></text:a></text:p>
          <text:p text:style-name="First_20_paragraph"><draw:frame draw:name="img55" svg:width="800.0pt" svg:height="600.0pt"><draw:image xlink:href="Pictures/54.jpg" xlink:type="simple" xlink:show="embed" xlink:actuate="onLoad"/></draw:frame></text:p>
        </text:list-item>
      </text:list>
      <text:h text:style-name="Heading_20_4" text:outline-level="4">Bootstrap theme</text:h>
      <text:list text:style-name="L43">
        <text:list-item>
          <text:p text:style-name="P573"><text:a xlink:type="simple" xlink:href="http://getbootstrap.com/examples/theme" office:name=""><text:span text:style-name="Definition">http://getbootstrap.com/examples/theme</text:span></text:a></text:p>
          <text:p text:style-name="First_20_paragraph"><draw:frame draw:name="img56" svg:width="800.0pt" svg:height="600.0pt"><draw:image xlink:href="Pictures/55.jpg" xlink:type="simple" xlink:show="embed" xlink:actuate="onLoad"/></draw:frame></text:p>
        </text:list-item>
      </text:list>
      <text:h text:style-name="Heading_20_4" text:outline-level="4">Grids</text:h>
      <text:list text:style-name="L44">
        <text:list-item>
          <text:p text:style-name="P574"><text:a xlink:type="simple" xlink:href="http://getbootstrap.com/examples/grid" office:name=""><text:span text:style-name="Definition">http://getbootstrap.com/examples/grid</text:span></text:a></text:p>
          <text:p text:style-name="First_20_paragraph"><draw:frame draw:name="img57" svg:width="800.0pt" svg:height="600.0pt"><draw:image xlink:href="Pictures/56.jpg" xlink:type="simple" xlink:show="embed" xlink:actuate="onLoad"/></draw:frame></text:p>
        </text:list-item>
      </text:list>
      <text:h text:style-name="Heading_20_4" text:outline-level="4">Jumbotron</text:h>
      <text:list text:style-name="L45">
        <text:list-item>
          <text:p text:style-name="P575"><text:a xlink:type="simple" xlink:href="http://getbootstrap.com/examples/jumbotron" office:name=""><text:span text:style-name="Definition">http://getbootstrap.com/examples/jumbotron</text:span></text:a></text:p>
          <text:p text:style-name="First_20_paragraph"><draw:frame draw:name="img58" svg:width="800.0pt" svg:height="600.0pt"><draw:image xlink:href="Pictures/57.jpg" xlink:type="simple" xlink:show="embed" xlink:actuate="onLoad"/></draw:frame></text:p>
        </text:list-item>
      </text:list>
      <text:h text:style-name="Heading_20_4" text:outline-level="4">Narrow jumbotron</text:h>
      <text:list text:style-name="L46">
        <text:list-item>
          <text:p text:style-name="P576"><text:a xlink:type="simple" xlink:href="http://getbootstrap.com/examples/jumbotron-narrow" office:name=""><text:span text:style-name="Definition">http://getbootstrap.com/examples/jumbotron-narrow</text:span></text:a></text:p>
          <text:p text:style-name="First_20_paragraph"><draw:frame draw:name="img59" svg:width="800.0pt" svg:height="600.0pt"><draw:image xlink:href="Pictures/58.jpg" xlink:type="simple" xlink:show="embed" xlink:actuate="onLoad"/></draw:frame></text:p>
        </text:list-item>
      </text:list>
      <text:h text:style-name="Heading_20_3" text:outline-level="3">Navbars in action</text:h>
      <text:list text:style-name="L47">
        <text:list-item>
          <text:p text:style-name="P577">Navbar</text:p>
        </text:list-item>
        <text:list-item>
          <text:p text:style-name="P577">Static top navbar</text:p>
        </text:list-item>
        <text:list-item>
          <text:p text:style-name="P577">Fixed navbar</text:p>
        </text:list-item>
      </text:list>
      <text:h text:style-name="Heading_20_4" text:outline-level="4">Navbar</text:h>
      <text:list text:style-name="L48">
        <text:list-item>
          <text:p text:style-name="P578"><text:a xlink:type="simple" xlink:href="http://getbootstrap.com/examples/navbar" office:name=""><text:span text:style-name="Definition">http://getbootstrap.com/examples/navbar</text:span></text:a></text:p>
          <text:p text:style-name="First_20_paragraph"><draw:frame draw:name="img60" svg:width="800.0pt" svg:height="600.0pt"><draw:image xlink:href="Pictures/59.jpg" xlink:type="simple" xlink:show="embed" xlink:actuate="onLoad"/></draw:frame></text:p>
        </text:list-item>
      </text:list>
      <text:h text:style-name="Heading_20_4" text:outline-level="4">Static top navbar</text:h>
      <text:list text:style-name="L49">
        <text:list-item>
          <text:p text:style-name="P579"><text:a xlink:type="simple" xlink:href="http://getbootstrap.com/examples/navbar-static-top" office:name=""><text:span text:style-name="Definition">http://getbootstrap.com/examples/navbar-static-top</text:span></text:a></text:p>
          <text:p text:style-name="First_20_paragraph"><draw:frame draw:name="img61" svg:width="800.0pt" svg:height="600.0pt"><draw:image xlink:href="Pictures/60.jpg" xlink:type="simple" xlink:show="embed" xlink:actuate="onLoad"/></draw:frame></text:p>
        </text:list-item>
      </text:list>
      <text:h text:style-name="Heading_20_4" text:outline-level="4">Fixed navbar</text:h>
      <text:list text:style-name="L50">
        <text:list-item>
          <text:p text:style-name="P580"><text:a xlink:type="simple" xlink:href="http://getbootstrap.com/examples/navbar-fixed-top" office:name=""><text:span text:style-name="Definition">http://getbootstrap.com/examples/navbar-fixed-top</text:span></text:a></text:p>
          <text:p text:style-name="First_20_paragraph"><draw:frame draw:name="img62" svg:width="800.0pt" svg:height="600.0pt"><draw:image xlink:href="Pictures/61.jpg" xlink:type="simple" xlink:show="embed" xlink:actuate="onLoad"/></draw:frame></text:p>
        </text:list-item>
      </text:list>
      <text:h text:style-name="Heading_20_3" text:outline-level="3">Custom components</text:h>
      <text:list text:style-name="L51">
        <text:list-item>
          <text:p text:style-name="P581">Cover</text:p>
        </text:list-item>
        <text:list-item>
          <text:p text:style-name="P581">Carousel</text:p>
        </text:list-item>
        <text:list-item>
          <text:p text:style-name="P581">Blog</text:p>
        </text:list-item>
        <text:list-item>
          <text:p text:style-name="P581">Dashboard</text:p>
        </text:list-item>
        <text:list-item>
          <text:p text:style-name="P581">Sign-in page</text:p>
        </text:list-item>
        <text:list-item>
          <text:p text:style-name="P581">Justified nav</text:p>
        </text:list-item>
        <text:list-item>
          <text:p text:style-name="P581">Sticky footer</text:p>
        </text:list-item>
        <text:list-item>
          <text:p text:style-name="P581">Sticky footer with navbar</text:p>
        </text:list-item>
      </text:list>
      <text:h text:style-name="Heading_20_4" text:outline-level="4">Cover</text:h>
      <text:list text:style-name="L52">
        <text:list-item>
          <text:p text:style-name="P582"><text:a xlink:type="simple" xlink:href="http://getbootstrap.com/examples/cover" office:name=""><text:span text:style-name="Definition">http://getbootstrap.com/examples/cover</text:span></text:a></text:p>
          <text:p text:style-name="First_20_paragraph"><draw:frame draw:name="img63" svg:width="800.0pt" svg:height="600.0pt"><draw:image xlink:href="Pictures/62.jpg" xlink:type="simple" xlink:show="embed" xlink:actuate="onLoad"/></draw:frame></text:p>
        </text:list-item>
      </text:list>
      <text:h text:style-name="Heading_20_4" text:outline-level="4">Carousel</text:h>
      <text:list text:style-name="L53">
        <text:list-item>
          <text:p text:style-name="P583"><text:a xlink:type="simple" xlink:href="http://getbootstrap.com/examples/carousel" office:name=""><text:span text:style-name="Definition">http://getbootstrap.com/examples/carousel</text:span></text:a></text:p>
          <text:p text:style-name="First_20_paragraph"><draw:frame draw:name="img64" svg:width="800.0pt" svg:height="600.0pt"><draw:image xlink:href="Pictures/63.jpg" xlink:type="simple" xlink:show="embed" xlink:actuate="onLoad"/></draw:frame></text:p>
        </text:list-item>
      </text:list>
      <text:h text:style-name="Heading_20_4" text:outline-level="4">Blog</text:h>
      <text:list text:style-name="L54">
        <text:list-item>
          <text:p text:style-name="P584"><text:a xlink:type="simple" xlink:href="http://getbootstrap.com/examples/blog" office:name=""><text:span text:style-name="Definition">http://getbootstrap.com/examples/blog</text:span></text:a></text:p>
          <text:p text:style-name="First_20_paragraph"><draw:frame draw:name="img65" svg:width="800.0pt" svg:height="600.0pt"><draw:image xlink:href="Pictures/64.jpg" xlink:type="simple" xlink:show="embed" xlink:actuate="onLoad"/></draw:frame></text:p>
        </text:list-item>
      </text:list>
      <text:h text:style-name="Heading_20_4" text:outline-level="4">Dashboard</text:h>
      <text:list text:style-name="L55">
        <text:list-item>
          <text:p text:style-name="P585"><text:a xlink:type="simple" xlink:href="http://getbootstrap.com/examples/dashboard" office:name=""><text:span text:style-name="Definition">http://getbootstrap.com/examples/dashboard</text:span></text:a></text:p>
          <text:p text:style-name="First_20_paragraph"><draw:frame draw:name="img66" svg:width="800.0pt" svg:height="600.0pt"><draw:image xlink:href="Pictures/65.jpg" xlink:type="simple" xlink:show="embed" xlink:actuate="onLoad"/></draw:frame></text:p>
        </text:list-item>
      </text:list>
      <text:h text:style-name="Heading_20_4" text:outline-level="4">Sign-in page</text:h>
      <text:list text:style-name="L56">
        <text:list-item>
          <text:p text:style-name="P586"><text:a xlink:type="simple" xlink:href="http://getbootstrap.com/examples/signin" office:name=""><text:span text:style-name="Definition">http://getbootstrap.com/examples/signin</text:span></text:a></text:p>
          <text:p text:style-name="First_20_paragraph"><draw:frame draw:name="img67" svg:width="800.0pt" svg:height="600.0pt"><draw:image xlink:href="Pictures/66.jpg" xlink:type="simple" xlink:show="embed" xlink:actuate="onLoad"/></draw:frame></text:p>
        </text:list-item>
      </text:list>
      <text:h text:style-name="Heading_20_4" text:outline-level="4">Justified nav</text:h>
      <text:list text:style-name="L57">
        <text:list-item>
          <text:p text:style-name="P587"><text:a xlink:type="simple" xlink:href="http://getbootstrap.com/examples/justified-nav" office:name=""><text:span text:style-name="Definition">http://getbootstrap.com/examples/justified-nav</text:span></text:a></text:p>
          <text:p text:style-name="First_20_paragraph"><draw:frame draw:name="img68" svg:width="800.0pt" svg:height="600.0pt"><draw:image xlink:href="Pictures/67.jpg" xlink:type="simple" xlink:show="embed" xlink:actuate="onLoad"/></draw:frame></text:p>
        </text:list-item>
      </text:list>
      <text:h text:style-name="Heading_20_4" text:outline-level="4">Sticky footer</text:h>
      <text:list text:style-name="L58">
        <text:list-item>
          <text:p text:style-name="P588"><text:a xlink:type="simple" xlink:href="http://getbootstrap.com/examples/sticky-footer" office:name=""><text:span text:style-name="Definition">http://getbootstrap.com/examples/sticky-footer</text:span></text:a></text:p>
          <text:p text:style-name="First_20_paragraph"><draw:frame draw:name="img69" svg:width="800.0pt" svg:height="600.0pt"><draw:image xlink:href="Pictures/68.jpg" xlink:type="simple" xlink:show="embed" xlink:actuate="onLoad"/></draw:frame></text:p>
        </text:list-item>
      </text:list>
      <text:h text:style-name="Heading_20_4" text:outline-level="4">Sticky footer with navbar</text:h>
      <text:list text:style-name="L59">
        <text:list-item>
          <text:p text:style-name="P589"><text:a xlink:type="simple" xlink:href="http://getbootstrap.com/examples/sticky-footer-navbar" office:name=""><text:span text:style-name="Definition">http://getbootstrap.com/examples/sticky-footer-navbar</text:span></text:a></text:p>
          <text:p text:style-name="First_20_paragraph"><draw:frame draw:name="img70" svg:width="800.0pt" svg:height="600.0pt"><draw:image xlink:href="Pictures/69.jpg" xlink:type="simple" xlink:show="embed" xlink:actuate="onLoad"/></draw:frame></text:p>
        </text:list-item>
      </text:list>
      <text:h text:style-name="Heading_20_3" text:outline-level="3">Experiments</text:h>
      <text:list text:style-name="L60">
        <text:list-item>
          <text:p text:style-name="P590">Non-responsive Bootstrap</text:p>
        </text:list-item>
        <text:list-item>
          <text:p text:style-name="P590">Offcanvas</text:p>
        </text:list-item>
      </text:list>
      <text:h text:style-name="Heading_20_4" text:outline-level="4">Non-responsive Bootstrap</text:h>
      <text:list text:style-name="L61">
        <text:list-item>
          <text:p text:style-name="P591"><text:a xlink:type="simple" xlink:href="http://getbootstrap.com/examples/non-responsive" office:name=""><text:span text:style-name="Definition">http://getbootstrap.com/examples/non-responsive</text:span></text:a></text:p>
          <text:p text:style-name="First_20_paragraph"><draw:frame draw:name="img71" svg:width="800.0pt" svg:height="600.0pt"><draw:image xlink:href="Pictures/70.jpg" xlink:type="simple" xlink:show="embed" xlink:actuate="onLoad"/></draw:frame></text:p>
        </text:list-item>
      </text:list>
      <text:h text:style-name="Heading_20_4" text:outline-level="4">Offcanvas</text:h>
      <text:list text:style-name="L62">
        <text:list-item>
          <text:p text:style-name="P592"><text:a xlink:type="simple" xlink:href="http://getbootstrap.com/examples/offcanvas" office:name=""><text:span text:style-name="Definition">http://getbootstrap.com/examples/offcanvas</text:span></text:a></text:p>
          <text:p text:style-name="First_20_paragraph"><draw:frame draw:name="img72" svg:width="800.0pt" svg:height="600.0pt"><draw:image xlink:href="Pictures/71.jpg" xlink:type="simple" xlink:show="embed" xlink:actuate="onLoad"/></draw:frame></text:p>
        </text:list-item>
      </text:list>
      <text:h text:style-name="Heading_20_1" text:outline-level="1">Personalización</text:h>
      <text:h text:style-name="Heading_20_2" text:outline-level="2">Tu propio CSS</text:h>
      <text:list text:style-name="L63">
        <text:list-item>
          <text:p text:style-name="P593">Una forma de personalizar tu página web hecha con bootstrap, es <text:span text:style-name="T194">añadiendo</text:span><text:span text:style-name="T195"> </text:span><text:span text:style-name="T196">un</text:span><text:span text:style-name="T197"> </text:span><text:span text:style-name="T198">fichero</text:span><text:span text:style-name="T199"> </text:span><text:span text:style-name="T200">CSS,</text:span><text:span text:style-name="T201"> </text:span><text:span text:style-name="T202">después</text:span><text:span text:style-name="T203"> </text:span><text:span text:style-name="T204">de</text:span><text:span text:style-name="T205"> </text:span><text:span text:style-name="T206">las</text:span><text:span text:style-name="T207"> </text:span><text:span text:style-name="T208">llamadas</text:span><text:span text:style-name="T209"> </text:span><text:span text:style-name="T210">a</text:span><text:span text:style-name="T211"> </text:span><text:span text:style-name="T212">los</text:span><text:span text:style-name="T213"> </text:span><text:span text:style-name="T214">CSS</text:span><text:span text:style-name="T215"> </text:span><text:span text:style-name="T216">de</text:span><text:span text:style-name="T217"> </text:span><text:span text:style-name="T218">bootstrap</text:span> (para que sobrescriba los valores)</text:p>
        </text:list-item>
        <text:list-item>
          <text:p text:style-name="P593">Esta es una <text:span text:style-name="T219">forma</text:span><text:span text:style-name="T220"> </text:span><text:span text:style-name="T221">muy</text:span><text:span text:style-name="T222"> </text:span><text:span text:style-name="T223">manual</text:span><text:span text:style-name="T224"> </text:span><text:span text:style-name="T225">y</text:span><text:span text:style-name="T226"> </text:span><text:span text:style-name="T227">muy</text:span><text:span text:style-name="T228"> </text:span><text:span text:style-name="T229">poco</text:span><text:span text:style-name="T230"> </text:span><text:span text:style-name="T231">productiva</text:span>.</text:p>
        </text:list-item>
      </text:list>
      <text:h text:style-name="Heading_20_2" text:outline-level="2">Página Customize</text:h>
      <text:list text:style-name="L64">
        <text:list-item>
          <text:p text:style-name="P594">Desde la página web de bootstrap <text:a xlink:type="simple" xlink:href="http://getbootstrap.com/customize" office:name=""><text:span text:style-name="Definition">http://getbootstrap.com/customize</text:span></text:a> se pueden <text:span text:style-name="T232">personalizar</text:span><text:span text:style-name="T233"> </text:span><text:span text:style-name="T234">un</text:span><text:span text:style-name="T235"> </text:span><text:span text:style-name="T236">montón</text:span><text:span text:style-name="T237"> </text:span><text:span text:style-name="T238">de</text:span><text:span text:style-name="T239"> </text:span><text:span text:style-name="T240">variables,</text:span><text:span text:style-name="T241"> </text:span><text:span text:style-name="T242">y</text:span><text:span text:style-name="T243"> </text:span><text:span text:style-name="T244">descargar</text:span><text:span text:style-name="T245"> </text:span><text:span text:style-name="T246">una</text:span><text:span text:style-name="T247"> </text:span><text:span text:style-name="T248">versión</text:span><text:span text:style-name="T249"> </text:span><text:span text:style-name="T250">personaliada</text:span> de bootstrap.</text:p>
        </text:list-item>
      </text:list>
      <text:p text:style-name="First_20_paragraph"><draw:frame draw:name="img73" svg:width="869.0pt" svg:height="231.0pt"><draw:image xlink:href="Pictures/72.png" xlink:type="simple" xlink:show="embed" xlink:actuate="onLoad"/></draw:frame></text:p>
      <text:list text:style-name="L65">
        <text:list-item>
          <text:p text:style-name="P595">Esta forma es más productiva, pero <text:span text:style-name="T251">sigue</text:span><text:span text:style-name="T252"> </text:span><text:span text:style-name="T253">siendo</text:span><text:span text:style-name="T254"> </text:span><text:span text:style-name="T255">bastante</text:span><text:span text:style-name="T256"> </text:span><text:span text:style-name="T257">manual</text:span>, y además no puedes tener un control de cambios eficiente.</text:p>
        </text:list-item>
      </text:list>
      <text:h text:style-name="Heading_20_2" text:outline-level="2">Compilar Less</text:h>
      <text:list text:style-name="L66">
        <text:list-item>
          <text:p text:style-name="P596">La forma <text:span text:style-name="T258">más</text:span><text:span text:style-name="T259"> </text:span><text:span text:style-name="T260">productiva</text:span><text:span text:style-name="T261"> </text:span><text:span text:style-name="T262">y</text:span><text:span text:style-name="T263"> </text:span><text:span text:style-name="T264">eficiente</text:span> de personalizar bootstrap es <text:span text:style-name="T265">compilando</text:span><text:span text:style-name="T266"> </text:span><text:span text:style-name="T267">los</text:span><text:span text:style-name="T268"> </text:span><text:span text:style-name="T269">ficheros</text:span><text:span text:style-name="T270"> </text:span><text:span text:style-name="T271">Less</text:span><text:span text:style-name="T272"> </text:span><text:span text:style-name="T273">del</text:span><text:span text:style-name="T274"> </text:span><text:span text:style-name="T275">core</text:span><text:span text:style-name="T276"> </text:span><text:span text:style-name="T277">a</text:span><text:span text:style-name="T278"> </text:span><text:span text:style-name="T279">CSS</text:span>.</text:p>
        </text:list-item>
      </text:list>
      <text:h text:style-name="Heading_20_1" text:outline-level="1">Compilar Less</text:h>
      <text:h text:style-name="Heading_20_2" text:outline-level="2">Descarga</text:h>
      <text:list text:style-name="L67">
        <text:list-item>
          <text:p text:style-name="P597">Para ver <text:span text:style-name="T280">las</text:span><text:span text:style-name="T281"> </text:span><text:span text:style-name="T282">tripas,</text:span><text:span text:style-name="T283"> </text:span><text:span text:style-name="T284">y</text:span><text:span text:style-name="T285"> </text:span><text:span text:style-name="T286">modificarlas</text:span><text:span text:style-name="T287"> </text:span><text:span text:style-name="T288">(LESS)</text:span>, hay que descargar la versión completa:</text:p>
          <text:list text:style-name="L68">
            <text:list-item>
              <text:p text:style-name="P598"><text:a xlink:type="simple" xlink:href="https://github.com/twbs/bootstrap/archive/v3.2.0.zip" office:name=""><text:span text:style-name="Definition">https://github.com/twbs/bootstrap/archive/v3.2.0.zip</text:span></text:a></text:p>
            </text:list-item>
          </text:list>
        </text:list-item>
      </text:list>
      <text:p text:style-name="P599">bootstrap/</text:p>
      <text:p text:style-name="P600">├── less/</text:p>
      <text:p text:style-name="P601">├── js/</text:p>
      <text:p text:style-name="P602">├── fonts/</text:p>
      <text:p text:style-name="P603">├── dist/</text:p>
      <text:p text:style-name="P604">│ <text:s text:c="2"/>├── css/</text:p>
      <text:p text:style-name="P605">│ <text:s text:c="2"/>├── js/</text:p>
      <text:p text:style-name="P606">│ <text:s text:c="2"/>└── fonts/</text:p>
      <text:p text:style-name="P607">└── docs/</text:p>
      <text:p text:style-name="P608"><text:s text:c="4"/>└── examples/</text:p>
      <text:h text:style-name="Heading_20_2" text:outline-level="2">Entorno</text:h>
      <text:list text:style-name="L69">
        <text:list-item>
          <text:p text:style-name="P609">Si queremos modificar el core (LESS), necesitamos:</text:p>
          <text:list text:style-name="L70">
            <text:list-item>
              <text:p text:style-name="P610">intalar <text:span text:style-name="T289">NodeJS</text:span>,</text:p>
            </text:list-item>
            <text:list-item>
              <text:p text:style-name="P610">luego <text:span text:style-name="T290">Grunt</text:span></text:p>
            </text:list-item>
            <text:list-item>
              <text:p text:style-name="P610">y para terminar instalar las <text:span text:style-name="T291">dependencias</text:span>.</text:p>
            </text:list-item>
          </text:list>
        </text:list-item>
      </text:list>
      <text:h text:style-name="Heading_20_2" text:outline-level="2">NodeJS</text:h>
      <text:list text:style-name="L71">
        <text:list-item>
          <text:p text:style-name="P611">NodeJS nos permite ejecutar <text:span text:style-name="T292">JavaScript</text:span><text:span text:style-name="T293"> </text:span><text:span text:style-name="T294">del</text:span><text:span text:style-name="T295"> </text:span><text:span text:style-name="T296">lado</text:span><text:span text:style-name="T297"> </text:span><text:span text:style-name="T298">del</text:span><text:span text:style-name="T299"> </text:span><text:span text:style-name="T300">servidor</text:span>.</text:p>
        </text:list-item>
        <text:list-item>
          <text:p text:style-name="P611">Para <text:span text:style-name="T301">instalar</text:span><text:span text:style-name="T302"> </text:span><text:span text:style-name="T303">NodeJS</text:span>, hay que seguir las instrucciones de instalación de la página oficial para cada sistema operativo:</text:p>
          <text:list text:style-name="L72">
            <text:list-item>
              <text:p text:style-name="P612"><text:a xlink:type="simple" xlink:href="http://nodejs.org" office:name=""><text:span text:style-name="Definition">http://nodejs.org</text:span></text:a></text:p>
            </text:list-item>
          </text:list>
        </text:list-item>
      </text:list>
      <text:h text:style-name="Heading_20_2" text:outline-level="2">Grunt</text:h>
      <text:list text:style-name="L73">
        <text:list-item>
          <text:p text:style-name="P613">Grunt es un <text:span text:style-name="T304">automatizador</text:span><text:span text:style-name="T305"> </text:span><text:span text:style-name="T306">de</text:span><text:span text:style-name="T307"> </text:span><text:span text:style-name="T308">tareas</text:span> que se ejecuta sobre NodeJS.</text:p>
        </text:list-item>
        <text:list-item>
          <text:p text:style-name="P613">Una vez instalado NodeJS, <text:span text:style-name="T309">hay</text:span><text:span text:style-name="T310"> </text:span><text:span text:style-name="T311">que</text:span><text:span text:style-name="T312"> </text:span><text:span text:style-name="T313">instalar</text:span><text:span text:style-name="T314"> </text:span><text:span text:style-name="T315">Grunt</text:span><text:span text:style-name="T316"> </text:span><text:span text:style-name="T317">desde</text:span><text:span text:style-name="T318"> </text:span><text:span text:style-name="T319">el</text:span><text:span text:style-name="T320"> </text:span><text:span text:style-name="T321">gestor</text:span><text:span text:style-name="T322"> </text:span><text:span text:style-name="T323">de</text:span><text:span text:style-name="T324"> </text:span><text:span text:style-name="T325">paquetes</text:span><text:span text:style-name="T326"> </text:span><text:span text:style-name="T327">de</text:span><text:span text:style-name="T328"> </text:span><text:span text:style-name="T329">node</text:span><text:span text:style-name="T330"> </text:span><text:span text:style-name="T331">(npm)</text:span> ejecutando en un terminal, como administrador, el siguiente comando:</text:p>
        </text:list-item>
      </text:list>
      <text:p text:style-name="P614">$ npm install -g grunt-cli</text:p>
      <text:h text:style-name="Heading_20_2" text:outline-level="2">Dependencias</text:h>
      <text:list text:style-name="L74">
        <text:list-item>
          <text:p text:style-name="P615">Una vez instalado NodeJS y Grunt, hay que <text:span text:style-name="T332">instalar</text:span><text:span text:style-name="T333"> </text:span><text:span text:style-name="T334">las</text:span><text:span text:style-name="T335"> </text:span><text:span text:style-name="T336">dependencias</text:span><text:span text:style-name="T337"> </text:span><text:span text:style-name="T338">de</text:span><text:span text:style-name="T339"> </text:span><text:span text:style-name="T340">bootstrap</text:span>.</text:p>
        </text:list-item>
        <text:list-item>
          <text:p text:style-name="P615">Para ello hay que situarse en la carpeta de bootstrap y ejecutar:</text:p>
        </text:list-item>
      </text:list>
      <text:p text:style-name="P616">../bootstrap$npm install</text:p>
      <text:h text:style-name="Heading_20_2" text:outline-level="2">Default</text:h>
      <text:list text:style-name="L75">
        <text:list-item>
          <text:p text:style-name="P617">Si queremos lanzar <text:span text:style-name="T341">todas</text:span><text:span text:style-name="T342"> </text:span><text:span text:style-name="T343">las</text:span><text:span text:style-name="T344"> </text:span><text:span text:style-name="T345">tareas</text:span><text:span text:style-name="T346"> </text:span><text:span text:style-name="T347">por</text:span><text:span text:style-name="T348"> </text:span><text:span text:style-name="T349">defecto</text:span><text:span text:style-name="T350"> </text:span><text:span text:style-name="T351">de</text:span><text:span text:style-name="T352"> </text:span><text:span text:style-name="T353">grunt</text:span> (compilar, minificar, pasar los test, generar documentación...) tenemos que ejecutar lo siguiente</text:p>
        </text:list-item>
      </text:list>
      <text:p text:style-name="P618">$ grunt</text:p>
      <text:h text:style-name="Heading_20_2" text:outline-level="2">Dist</text:h>
      <text:list text:style-name="L76">
        <text:list-item>
          <text:p text:style-name="P619">Si lo único que queremos es <text:span text:style-name="T354">compilar</text:span><text:span text:style-name="T355"> </text:span><text:span text:style-name="T356">y</text:span><text:span text:style-name="T357"> </text:span><text:span text:style-name="T358">minificar</text:span><text:span text:style-name="T359"> </text:span><text:span text:style-name="T360">el</text:span><text:span text:style-name="T361"> </text:span><text:span text:style-name="T362">CSS</text:span><text:span text:style-name="T363"> </text:span><text:span text:style-name="T364">y</text:span><text:span text:style-name="T365"> </text:span><text:span text:style-name="T366">el</text:span><text:span text:style-name="T367"> </text:span><text:span text:style-name="T368">JavaScript</text:span>, tenemos que ejecutar lo siguiente:</text:p>
        </text:list-item>
      </text:list>
      <text:p text:style-name="P620">$ grunt dist</text:p>
      <text:h text:style-name="Heading_20_2" text:outline-level="2">Watch</text:h>
      <text:list text:style-name="L77">
        <text:list-item>
          <text:p text:style-name="P621">También podemos <text:span text:style-name="T369">recompilar</text:span><text:span text:style-name="T370"> </text:span><text:span text:style-name="T371">automaticamente</text:span><text:span text:style-name="T372"> </text:span><text:span text:style-name="T373">los</text:span><text:span text:style-name="T374"> </text:span><text:span text:style-name="T375">ficheros</text:span><text:span text:style-name="T376"> </text:span><text:span text:style-name="T377">Less</text:span><text:span text:style-name="T378"> </text:span><text:span text:style-name="T379">a</text:span><text:span text:style-name="T380"> </text:span><text:span text:style-name="T381">CSS</text:span><text:span text:style-name="T382"> </text:span><text:span text:style-name="T383">cuando</text:span><text:span text:style-name="T384"> </text:span><text:span text:style-name="T385">salvas</text:span><text:span text:style-name="T386"> </text:span><text:span text:style-name="T387">los</text:span><text:span text:style-name="T388"> </text:span><text:span text:style-name="T389">cambios</text:span>, ejecutando el siguiente comando:</text:p>
        </text:list-item>
      </text:list>
      <text:p text:style-name="P622">$ grunt watch</text:p>
      <text:list text:style-name="L78">
        <text:list-item>
          <text:p text:style-name="P623">El problema es que <text:span text:style-name="T390">sólo</text:span><text:span text:style-name="T391"> </text:span><text:span text:style-name="T392">recompila</text:span><text:span text:style-name="T393"> </text:span><text:span text:style-name="T394">ficheros</text:span><text:span text:style-name="T395"> </text:span><text:span text:style-name="T396">Less</text:span><text:span text:style-name="T397"> </text:span><text:span text:style-name="T398">a</text:span><text:span text:style-name="T399"> </text:span><text:span text:style-name="T400">CSS,</text:span><text:span text:style-name="T401"> </text:span><text:span text:style-name="T402">no</text:span><text:span text:style-name="T403"> </text:span><text:span text:style-name="T404">los</text:span><text:span text:style-name="T405"> </text:span><text:span text:style-name="T406">minifica</text:span>.</text:p>
        </text:list-item>
      </text:list>
      <text:h text:style-name="Heading_20_2" text:outline-level="2">Personalizar</text:h>
      <text:list text:style-name="L79">
        <text:list-item>
          <text:p text:style-name="P624">Uno de los ficheros que más se personaliza es <text:span text:style-name="T407">/bootstrap/less/variables.less</text:span>, pues en él están las variables más importantes que usa bootstrap.</text:p>
        </text:list-item>
      </text:list>
      <text:h text:style-name="Heading_20_1" text:outline-level="1">Acerca de</text:h>
      <text:h text:style-name="Heading_20_2" text:outline-level="2">Licencia</text:h>
      <text:list text:style-name="L80">
        <text:list-item>
          <text:p text:style-name="P625">Estas <text:span text:style-name="T408">transparencias</text:span> están hechas con:</text:p>
          <text:list text:style-name="L81">
            <text:list-item>
              <text:p text:style-name="P626">MarkdownSlides: 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  <text:list-item>
          <text:p text:style-name="P625">Estas <text:span text:style-name="T409">transparencias</text:span> están bajo una licencia Creative Commons Reconocimiento-CompartirIgual 3.0:</text:p>
          <text:list text:style-name="L82">
            <text:list-item>
              <text:p text:style-name="P627"><text:a xlink:type="simple" xlink:href="http://creativecommons.org/licenses/by-sa/3.0/es" office:name=""><text:span text:style-name="Definition">http://creativecommons.org/licenses/by-sa/3.0/es</text:span></text:a></text:p>
            </text:list-item>
          </text:list>
        </text:list-item>
      </text:list>
      <text:h text:style-name="Heading_20_2" text:outline-level="2">Fuentes</text:h>
      <text:list text:style-name="L83">
        <text:list-item>
          <text:p text:style-name="P628">Transparencias:</text:p>
          <text:list text:style-name="L84">
            <text:list-item>
              <text:p text:style-name="P629"><text:a xlink:type="simple" xlink:href="https://github.com/asanzdiego/curso-interfaces-web-2016/tree/master/05-bootstrap/slides" office:name=""><text:span text:style-name="Definition">https://github.com/asanzdiego/curso-interfaces-web-2016/tree/master/05-bootstrap/slides</text:span></text:a></text:p>
            </text:list-item>
          </text:list>
        </text:list-item>
        <text:list-item>
          <text:p text:style-name="P628">Código:</text:p>
          <text:list text:style-name="L85">
            <text:list-item>
              <text:p text:style-name="P630"><text:a xlink:type="simple" xlink:href="https://github.com/asanzdiego/curso-interfaces-web-2016/tree/master/05-bootstrap/src" office:name=""><text:span text:style-name="Definition">https://github.com/asanzdiego/curso-interfaces-web-2016/tree/master/05-bootstrap/src</text:span></text:a></text:p>
            </text:list-item>
          </text:list>
        </text:list-item>
      </text:list>
      <text:h text:style-name="Heading_20_2" text:outline-level="2">Bibliografía</text:h>
      <text:list text:style-name="L86">
        <text:list-item>
          <text:p text:style-name="P631">Página oficial de Bootstrap:</text:p>
          <text:list text:style-name="L87">
            <text:list-item>
              <text:p text:style-name="P632"><text:a xlink:type="simple" xlink:href="http://getbootstrap.com" office:name=""><text:span text:style-name="Definition">http://getbootstrap.com</text:span></text:a></text:p>
            </text:list-item>
          </text:list>
        </text:list-item>
        <text:list-item>
          <text:p text:style-name="P631">Bootstrap sí, pero no</text:p>
          <text:list text:style-name="L88">
            <text:list-item>
              <text:p text:style-name="P633"><text:a xlink:type="simple" xlink:href="http://bruno.garciaechegaray.com/Bootstrap.The.Melee/presentation" office:name=""><text:span text:style-name="Definition">http://bruno.garciaechegaray.com/Bootstrap.The.Melee/presentation</text:span></text:a></text:p>
            </text:list-item>
          </text:list>
        </text:list-item>
        <text:list-item>
          <text:p text:style-name="P631">Ventajas y desventajas de usar Bootstrap</text:p>
          <text:list text:style-name="L89">
            <text:list-item>
              <text:p text:style-name="P634"><text:a xlink:type="simple" xlink:href="http://jorgelessin.com/ventajas-y-desventajas-de-usar-bootstrap" office:name=""><text:span text:style-name="Definition">http://jorgelessin.com/ventajas-y-desventajas-de-usar-bootstrap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otstrap, un framework CSS</dc:title>
  </office:meta>
</office:document-meta>
</file>